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6" svg:font-family="'Segoe UI'"/>
    <style:font-face style:name="Segoe UI4" svg:font-family="'Segoe UI'" style:font-adornments="Regular"/>
    <style:font-face style:name="Calibri5"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5" svg:font-family="'Segoe UI'" style:font-pitch="variable"/>
    <style:font-face style:name="Segoe UI3"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55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8cm"/>
    </style:style>
    <style:style style:name="pr6" style:family="presentation" style:parent-style-name="Default-notes">
      <style:graphic-properties draw:fill-color="#ffffff" fo:min-height="13.364cm"/>
    </style:style>
    <style:style style:name="pr7" style:family="presentation" style:parent-style-name="Default-subtitle">
      <style:graphic-properties draw:fill-color="#ffffff" fo:min-height="12.396cm"/>
    </style:style>
    <style:style style:name="pr8" style:family="presentation" style:parent-style-name="Default-title">
      <style:graphic-properties draw:auto-grow-height="true" fo:min-height="3.506cm"/>
    </style:style>
    <style:style style:name="pr9" style:family="presentation" style:parent-style-name="Default-title">
      <style:graphic-properties draw:auto-grow-height="true" fo:min-height="4.51cm"/>
    </style:style>
    <style:style style:name="pr10" style:family="presentation" style:parent-style-name="Default-subtitle">
      <style:graphic-properties draw:fill-color="#ffffff" fo:min-height="15.496cm"/>
    </style:style>
    <style:style style:name="pr11" style:family="presentation" style:parent-style-name="Default-subtitle">
      <style:graphic-properties draw:fill-color="#ffffff" fo:min-height="14.633cm"/>
    </style:style>
    <style:style style:name="P1" style:family="paragraph">
      <style:text-properties fo:font-size="24pt" style:font-size-asian="32pt" style:font-size-complex="32pt"/>
    </style:style>
    <style:style style:name="P2" style:family="paragraph">
      <style:text-properties fo:font-size="26pt" style:font-size-asian="36pt" style:font-size-complex="36pt"/>
    </style:style>
    <style:style style:name="P3" style:family="paragraph">
      <style:paragraph-properties fo:text-align="center"/>
    </style:style>
    <style:style style:name="P4" style:family="paragraph">
      <style:paragraph-properties fo:line-height="150%"/>
    </style:style>
    <style:style style:name="P5" style:family="paragraph">
      <style:text-properties fo:font-size="32pt" style:font-size-asian="44pt" style:font-size-complex="44pt"/>
    </style:style>
    <style:style style:name="P6" style:family="paragraph">
      <style:text-properties fo:font-size="28pt" style:font-size-asian="40pt" style:font-size-complex="40pt"/>
    </style:style>
    <style:style style:name="P7" style:family="paragraph">
      <style:paragraph-properties fo:line-height="100%"/>
    </style:style>
    <style:style style:name="P8" style:family="paragraph">
      <style:paragraph-properties fo:line-height="150%"/>
      <style:text-properties fo:font-size="22pt" style:font-size-asian="22pt" style:font-size-complex="22pt"/>
    </style:style>
    <style:style style:name="P9" style:family="paragraph">
      <style:text-properties fo:font-size="22pt" style:font-size-asian="28pt" style:font-size-complex="28pt"/>
    </style:style>
    <style:style style:name="P10" style:family="paragraph">
      <style:text-properties fo:font-size="18pt" style:font-size-asian="24pt" style:font-size-complex="24pt"/>
    </style:style>
    <style:style style:name="P11" style:family="paragraph">
      <style:text-properties fo:font-size="24pt"/>
    </style:style>
    <style:style style:name="P12" style:family="paragraph">
      <style:text-properties fo:font-size="20pt"/>
    </style:style>
    <style:style style:name="T1" style:family="text">
      <style:text-properties fo:font-size="24pt" style:font-size-asian="32pt" style:font-size-complex="32pt"/>
    </style:style>
    <style:style style:name="T2" style:family="text">
      <style:text-properties fo:font-size="24pt" fo:font-style="italic" style:font-size-asian="32pt" style:font-style-asian="italic" style:font-size-complex="32pt" style:font-style-complex="italic"/>
    </style:style>
    <style:style style:name="T3" style:family="text">
      <style:text-properties fo:font-size="24pt" fo:font-style="italic" fo:font-weight="bold" style:font-size-asian="32pt" style:font-style-asian="italic" style:font-weight-asian="bold" style:font-size-complex="32pt" style:font-style-complex="italic" style:font-weight-complex="bold"/>
    </style:style>
    <style:style style:name="T4" style:family="text">
      <style:text-properties style:text-position="33% 58%" fo:font-size="24pt" style:font-size-asian="32pt" style:font-size-complex="32pt"/>
    </style:style>
    <style:style style:name="T5" style:family="text">
      <style:text-properties style:text-position="-33% 58%" fo:font-size="24pt" fo:font-style="italic" style:font-size-asian="32pt" style:font-style-asian="italic" style:font-size-complex="32pt" style:font-style-complex="italic"/>
    </style:style>
    <style:style style:name="T6" style:family="text">
      <style:text-properties fo:font-size="26pt" style:font-size-asian="36pt" style:font-size-complex="36pt"/>
    </style:style>
    <style:style style:name="T7" style:family="text">
      <style:text-properties style:font-name="Segoe UI4" fo:font-size="26pt" style:font-name-asian="Segoe UI4" style:font-size-asian="36pt" style:font-name-complex="Segoe UI4" style:font-size-complex="36pt"/>
    </style:style>
    <style:style style:name="T8" style:family="text">
      <style:text-properties style:font-name="Segoe UI2" fo:font-size="26pt" style:font-name-asian="Segoe UI4" style:font-size-asian="36pt" style:font-name-complex="Segoe UI4" style:font-size-complex="36pt"/>
    </style:style>
    <style:style style:name="T9" style:family="text">
      <style:text-properties style:font-name="Segoe UI2" fo:font-size="26pt" fo:font-style="italic" fo:font-weight="bold" style:font-name-asian="Segoe UI4" style:font-size-asian="36pt" style:font-style-asian="italic" style:font-weight-asian="bold" style:font-name-complex="Segoe UI4" style:font-size-complex="36pt" style:font-style-complex="italic" style:font-weight-complex="bold"/>
    </style:style>
    <style:style style:name="T10" style:family="text">
      <style:text-properties style:text-position="33% 58%" style:font-name="Segoe UI2" fo:font-size="26pt" style:font-name-asian="Segoe UI4" style:font-size-asian="36pt" style:font-name-complex="Segoe UI4" style:font-size-complex="36pt"/>
    </style:style>
    <style:style style:name="T11" style:family="text">
      <style:text-properties fo:font-weight="bold" style:font-weight-asian="bold" style:font-weight-complex="bold"/>
    </style:style>
    <style:style style:name="T12" style:family="text">
      <style:text-properties style:font-name="Calibri3" style:font-name-asian="Calibri3" style:font-name-complex="Calibri3"/>
    </style:style>
    <style:style style:name="T13" style:family="text">
      <style:text-properties style:text-position="-33% 58%" style:font-name="Calibri3" fo:font-style="italic" style:font-name-asian="Calibri3" style:font-style-asian="italic" style:font-name-complex="Calibri3" style:font-style-complex="italic"/>
    </style:style>
    <style:style style:name="T14" style:family="text">
      <style:text-properties style:font-name="Calibri2" style:font-name-asian="Calibri3" style:font-name-complex="Calibri3"/>
    </style:style>
    <style:style style:name="T15" style:family="text">
      <style:text-properties style:font-name="Calibri2" fo:font-style="italic" fo:font-weight="bold" style:font-name-asian="Calibri3" style:font-style-asian="italic" style:font-weight-asian="bold" style:font-name-complex="Calibri3" style:font-style-complex="italic" style:font-weight-complex="bold"/>
    </style:style>
    <style:style style:name="T16" style:family="text">
      <style:text-properties style:text-position="33% 58%" style:font-name="Calibri2" style:font-name-asian="Calibri3" style:font-name-complex="Calibri3"/>
    </style:style>
    <style:style style:name="T17" style:family="text">
      <style:text-properties style:font-name="Segoe UI2" fo:font-size="24pt" style:font-name-asian="Segoe UI4" style:font-size-asian="32pt" style:font-name-complex="Segoe UI4" style:font-size-complex="32pt"/>
    </style:style>
    <style:style style:name="T18" style:family="text">
      <style:text-properties style:font-name="Segoe UI4" fo:font-size="24pt" style:font-name-asian="Segoe UI4" style:font-size-asian="32pt" style:font-name-complex="Segoe UI4" style:font-size-complex="32pt"/>
    </style:style>
    <style:style style:name="T19" style:family="text">
      <style:text-properties style:text-position="-33% 58%" style:font-name="Segoe UI4" fo:font-size="24pt" fo:font-style="italic" style:font-name-asian="Segoe UI4" style:font-size-asian="32pt" style:font-style-asian="italic" style:font-name-complex="Segoe UI4" style:font-size-complex="32pt" style:font-style-complex="italic"/>
    </style:style>
    <style:style style:name="T20" style:family="text">
      <style:text-properties style:font-name="Segoe UI2" fo:font-size="24pt" fo:font-style="italic" fo:font-weight="bold" style:font-name-asian="Segoe UI4" style:font-size-asian="32pt" style:font-style-asian="italic" style:font-weight-asian="bold" style:font-name-complex="Segoe UI4" style:font-size-complex="32pt" style:font-style-complex="italic" style:font-weight-complex="bold"/>
    </style:style>
    <style:style style:name="T21" style:family="text">
      <style:text-properties style:text-position="33% 58%" style:font-name="Segoe UI2" fo:font-size="24pt" style:font-name-asian="Segoe UI4" style:font-size-asian="32pt" style:font-name-complex="Segoe UI4" style:font-size-complex="32pt"/>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ize="32pt" style:font-size-asian="44pt" style:font-size-complex="44pt"/>
    </style:style>
    <style:style style:name="T25" style:family="text">
      <style:text-properties fo:font-size="32pt" fo:font-style="italic" fo:font-weight="normal" style:font-size-asian="44pt" style:font-style-asian="italic" style:font-weight-asian="normal" style:font-size-complex="44pt" style:font-style-complex="italic" style:font-weight-complex="normal"/>
    </style:style>
    <style:style style:name="T26" style:family="text">
      <style:text-properties style:text-position="-33% 58%" fo:font-size="32pt" fo:font-style="italic" style:font-size-asian="44pt" style:font-style-asian="italic" style:font-size-complex="44pt" style:font-style-complex="italic"/>
    </style:style>
    <style:style style:name="T27" style:family="text">
      <style:text-properties fo:font-size="32pt" fo:font-style="italic" style:font-size-asian="44pt" style:font-style-asian="italic" style:font-size-complex="44pt" style:font-style-complex="italic"/>
    </style:style>
    <style:style style:name="T28" style:family="text">
      <style:text-properties style:text-position="-33% 58%" fo:font-style="italic" style:font-style-asian="italic" style:font-style-complex="italic"/>
    </style:style>
    <style:style style:name="T29" style:family="text">
      <style:text-properties fo:font-size="28pt" style:font-size-asian="40pt" style:font-size-complex="40pt"/>
    </style:style>
    <style:style style:name="T30" style:family="text">
      <style:text-properties fo:font-size="28pt" fo:font-style="italic" fo:font-weight="bold" style:font-size-asian="40pt" style:font-style-asian="italic" style:font-weight-asian="bold" style:font-size-complex="40pt" style:font-style-complex="italic" style:font-weight-complex="bold"/>
    </style:style>
    <style:style style:name="T31" style:family="text">
      <style:text-properties fo:font-size="28pt" fo:font-style="italic" style:font-size-asian="40pt" style:font-style-asian="italic" style:font-size-complex="40pt" style:font-style-complex="italic"/>
    </style:style>
    <style:style style:name="T32" style:family="text">
      <style:text-properties style:text-position="-33% 58%" fo:font-size="28pt" fo:font-style="italic" style:font-size-asian="40pt" style:font-style-asian="italic" style:font-size-complex="40pt" style:font-style-complex="italic"/>
    </style:style>
    <style:style style:name="T33" style:family="text">
      <style:text-properties style:text-position="33% 58%" fo:font-size="28pt" style:font-size-asian="40pt" style:font-size-complex="40pt"/>
    </style:style>
    <style:style style:name="T34" style:family="text">
      <style:text-properties fo:font-size="32pt" fo:font-style="italic" fo:font-weight="bold" style:font-size-asian="44pt" style:font-style-asian="italic" style:font-weight-asian="bold" style:font-size-complex="44pt" style:font-style-complex="italic" style:font-weight-complex="bold"/>
    </style:style>
    <style:style style:name="T35" style:family="text">
      <style:text-properties style:text-position="33% 58%"/>
    </style:style>
    <style:style style:name="T36" style:family="text">
      <style:text-properties style:text-position="0% 100%" fo:font-style="normal" style:font-style-asian="normal" style:font-style-complex="normal"/>
    </style:style>
    <style:style style:name="T37" style:family="text">
      <style:text-properties style:text-position="-33% 58%"/>
    </style:style>
    <style:style style:name="T38" style:family="text">
      <style:text-properties fo:font-size="22pt" style:font-size-asian="22pt" style:font-size-complex="22pt"/>
    </style:style>
    <style:style style:name="T39" style:family="text">
      <style:text-properties style:font-name="Calibri3" fo:font-style="italic" style:font-name-asian="Calibri3" style:font-style-asian="italic" style:font-name-complex="Calibri3" style:font-style-complex="italic"/>
    </style:style>
    <style:style style:name="T40" style:family="text">
      <style:text-properties style:text-position="-33% 58%" style:font-name="Calibri2" style:font-name-asian="Calibri3" style:font-name-complex="Calibri3"/>
    </style:style>
    <style:style style:name="T41" style:family="text">
      <style:text-properties style:text-position="0% 100%" style:font-name="Calibri2" style:font-name-asian="Calibri3" style:font-name-complex="Calibri3"/>
    </style:style>
    <style:style style:name="T42" style:family="text">
      <style:text-properties style:text-position="0% 100%" style:font-name="Calibri2" fo:font-style="italic" style:font-name-asian="Calibri3" style:font-style-asian="italic" style:font-name-complex="Calibri3" style:font-style-complex="italic"/>
    </style:style>
    <style:style style:name="T43" style:family="text">
      <style:text-properties style:text-position="0% 100%" style:font-name="Calibri3" fo:font-style="italic" style:font-name-asian="Calibri3" style:font-style-asian="italic" style:font-name-complex="Calibri3" style:font-style-complex="italic"/>
    </style:style>
    <style:style style:name="T44" style:family="text">
      <style:text-properties style:text-position="0% 100%" fo:font-style="normal" fo:font-weight="normal" style:font-style-asian="normal" style:font-weight-asian="normal" style:font-style-complex="normal" style:font-weight-complex="normal"/>
    </style:style>
    <style:style style:name="T45" style:family="text">
      <style:text-properties style:text-position="0% 100%" fo:font-style="italic" fo:font-weight="normal" style:font-style-asian="italic" style:font-weight-asian="normal" style:font-style-complex="italic" style:font-weight-complex="normal"/>
    </style:style>
    <style:style style:name="T46" style:family="text">
      <style:text-properties style:text-position="-33% 58%" fo:font-style="italic" fo:font-weight="normal" style:font-style-asian="italic" style:font-weight-asian="normal" style:font-style-complex="italic" style:font-weight-complex="normal"/>
    </style:style>
    <style:style style:name="T47" style:family="text">
      <style:text-properties style:text-position="0% 100%"/>
    </style:style>
    <style:style style:name="T48" style:family="text">
      <style:text-properties style:text-position="0% 100%" fo:font-style="italic" style:font-style-asian="italic" style:font-style-complex="italic"/>
    </style:style>
    <style:style style:name="T49" style:family="text">
      <style:text-properties style:font-name="Calibri2" fo:font-style="normal" style:font-name-asian="Calibri3" style:font-style-asian="normal" style:font-name-complex="Calibri3" style:font-style-complex="normal"/>
    </style:style>
    <style:style style:name="T50" style:family="text">
      <style:text-properties style:font-name="Calibri2" fo:font-style="italic" style:font-name-asian="Calibri3" style:font-style-asian="italic" style:font-name-complex="Calibri3" style:font-style-complex="italic"/>
    </style:style>
    <style:style style:name="T51" style:family="text">
      <style:text-properties fo:font-style="normal"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style:text-position="0% 100%" style:font-name="Calibri3" style:font-name-asian="Calibri3" style:font-name-complex="Calibri3"/>
    </style:style>
    <style:style style:name="T54" style:family="text">
      <style:text-properties fo:font-size="22pt" style:font-size-asian="28pt" style:font-size-complex="28pt"/>
    </style:style>
    <style:style style:name="T55" style:family="text">
      <style:text-properties fo:font-size="22pt" fo:font-style="italic" style:font-size-asian="28pt" style:font-style-asian="italic" style:font-size-complex="28pt" style:font-style-complex="italic"/>
    </style:style>
    <style:style style:name="T56" style:family="text">
      <style:text-properties style:text-position="-33% 58%" fo:font-size="22pt" fo:font-style="italic" style:font-size-asian="28pt" style:font-style-asian="italic" style:font-size-complex="28pt" style:font-style-complex="italic"/>
    </style:style>
    <style:style style:name="T57" style:family="text">
      <style:text-properties fo:font-size="18pt" style:font-size-asian="24pt" style:font-size-complex="24pt"/>
    </style:style>
    <style:style style:name="T58" style:family="text">
      <style:text-properties fo:font-size="18pt" fo:font-style="italic" style:font-size-asian="24pt" style:font-style-asian="italic" style:font-size-complex="24pt" style:font-style-complex="italic"/>
    </style:style>
    <style:style style:name="T59" style:family="text">
      <style:text-properties style:font-name="Calibri3" fo:font-size="26pt" fo:font-style="italic" style:font-name-asian="Calibri3" style:font-size-asian="26pt" style:font-style-asian="italic" style:font-name-complex="Calibri3" style:font-size-complex="26pt" style:font-style-complex="italic"/>
    </style:style>
    <style:style style:name="T60" style:family="text">
      <style:text-properties style:text-position="-33% 58%" style:font-name="Calibri2" fo:font-style="italic" style:font-name-asian="Calibri3" style:font-style-asian="italic" style:font-name-complex="Calibri3" style:font-style-complex="italic"/>
    </style:style>
    <style:style style:name="T61" style:family="text">
      <style:text-properties style:text-position="0% 100%" style:font-name="Calibri2" fo:font-style="italic" fo:font-weight="bold" style:font-name-asian="Calibri3" style:font-style-asian="italic" style:font-weight-asian="bold" style:font-name-complex="Calibri3" style:font-style-complex="italic" style:font-weight-complex="bold"/>
    </style:style>
    <style:style style:name="T62" style:family="text">
      <style:text-properties style:font-name="Calibri3" fo:font-size="22pt" fo:font-style="italic" style:font-name-asian="Calibri3" style:font-size-asian="22pt" style:font-style-asian="italic" style:font-name-complex="Calibri3" style:font-size-complex="22pt" style:font-style-complex="italic"/>
    </style:style>
    <style:style style:name="T63" style:family="text">
      <style:text-properties style:text-position="-33% 58%" style:font-name="Calibri3" fo:font-size="22pt" fo:font-style="italic" style:font-name-asian="Calibri3" style:font-size-asian="22pt" style:font-style-asian="italic" style:font-name-complex="Calibri3" style:font-size-complex="22pt" style:font-style-complex="italic"/>
    </style:style>
    <style:style style:name="T64" style:family="text">
      <style:text-properties fo:font-size="24pt" fo:font-style="normal" style:font-size-asian="32pt" style:font-style-asian="normal" style:font-size-complex="32pt" style:font-style-complex="normal"/>
    </style:style>
    <style:style style:name="T65" style:family="text">
      <style:text-properties style:font-name="Calibri4" fo:font-size="24pt" fo:font-style="italic" style:font-size-asian="32pt" style:font-style-asian="italic" style:font-size-complex="32pt" style:font-style-complex="italic"/>
    </style:style>
    <style:style style:name="T66" style:family="text">
      <style:text-properties style:font-name="Calibri4" fo:font-size="24pt" fo:font-style="normal" style:font-size-asian="32pt" style:font-style-asian="normal" style:font-size-complex="32pt" style:font-style-complex="normal"/>
    </style:style>
    <style:style style:name="T67" style:family="text">
      <style:text-properties style:font-name="Calibri4" fo:font-size="24pt" style:font-size-asian="32pt" style:font-size-complex="32pt"/>
    </style:style>
    <style:style style:name="T68" style:family="text">
      <style:text-properties style:text-position="-33% 58%" fo:font-style="normal" style:font-style-asian="normal" style:font-style-complex="normal"/>
    </style:style>
    <style:style style:name="T69" style:family="text">
      <style:text-properties style:text-position="33% 58%" fo:font-style="normal" style:font-style-asian="normal" style:font-style-complex="normal"/>
    </style:style>
    <style:style style:name="T70" style:family="text">
      <style:text-properties style:font-name="Calibri3" fo:font-style="normal" style:font-name-asian="Calibri3" style:font-style-asian="normal" style:font-name-complex="Calibri3" style:font-style-complex="normal"/>
    </style:style>
    <style:style style:name="T71" style:family="text">
      <style:text-properties style:text-position="-33% 58%" fo:font-size="28pt" style:font-size-asian="40pt" style:font-size-complex="40pt"/>
    </style:style>
    <style:style style:name="T72" style:family="text">
      <style:text-properties style:text-position="-33% 58%" style:font-name="Calibri2" fo:font-weight="normal" style:font-name-asian="Calibri3" style:font-weight-asian="normal" style:font-name-complex="Calibri3" style:font-weight-complex="normal"/>
    </style:style>
    <style:style style:name="T73" style:family="text">
      <style:text-properties fo:font-size="26pt" fo:font-style="italic" fo:font-weight="normal" style:font-size-asian="36pt" style:font-style-asian="italic" style:font-weight-asian="normal" style:font-size-complex="36pt" style:font-style-complex="italic" style:font-weight-complex="normal"/>
    </style:style>
    <style:style style:name="T74" style:family="text">
      <style:text-properties style:text-position="-33% 58%" fo:font-size="26pt" style:font-size-asian="36pt" style:font-size-complex="36pt"/>
    </style:style>
    <style:style style:name="T75" style:family="text">
      <style:text-properties fo:font-size="26pt" fo:font-style="italic" fo:font-weight="bold" style:font-size-asian="36pt" style:font-style-asian="italic" style:font-weight-asian="bold" style:font-size-complex="36pt" style:font-style-complex="italic" style:font-weight-complex="bold"/>
    </style:style>
    <style:style style:name="T76" style:family="text">
      <style:text-properties style:text-position="33% 58%" fo:font-size="26pt" style:font-size-asian="36pt" style:font-size-complex="36pt"/>
    </style:style>
    <style:style style:name="T77" style:family="text">
      <style:text-properties fo:font-size="26pt" fo:font-style="italic" style:font-size-asian="36pt" style:font-style-asian="italic" style:font-size-complex="36pt" style:font-style-complex="italic"/>
    </style:style>
    <style:style style:name="T78" style:family="text">
      <style:text-properties style:text-position="-33% 58%" fo:font-size="26pt" fo:font-style="italic" style:font-size-asian="36pt" style:font-style-asian="italic" style:font-size-complex="36pt" style:font-style-complex="italic"/>
    </style:style>
    <style:style style:name="T79" style:family="text">
      <style:text-properties style:text-position="0% 100%" fo:font-size="26pt" fo:font-style="normal" style:font-size-asian="36pt" style:font-style-asian="normal" style:font-size-complex="36pt" style:font-style-complex="normal"/>
    </style:style>
    <style:style style:name="T80" style:family="text">
      <style:text-properties style:text-position="-33% 58%" style:font-name="Calibri3" fo:font-size="26pt" fo:font-style="italic" style:font-name-asian="Calibri3" style:font-size-asian="26pt" style:font-style-asian="italic" style:font-name-complex="Calibri3" style:font-size-complex="26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55cm" svg:x="1.4cm" svg:y="0.811cm" presentation:class="title" presentation:user-transformed="true">
          <draw:text-box>
            <text:p><text:span text:style-name="T1">Was ist die physikalische Ursache dafür, dass im Falle eines Zentralpotentials der Hamilton-Operator </text:span><text:span text:style-name="T2">H</text:span><text:span text:style-name="T1"> mit </text:span><text:span text:style-name="T3">L</text:span><text:span text:style-name="T4">2</text:span><text:span text:style-name="T1"> und </text:span><text:span text:style-name="T2">L</text:span><text:span text:style-name="T5">z</text:span><text:span text:style-name="T1"> vertauscht?</text:span></text:p>
          </draw:text-box>
        </draw:frame>
        <draw:frame presentation:style-name="pr2" draw:layer="layout" svg:width="25.199cm" svg:height="12.18cm" svg:x="1.4cm" svg:y="4.914cm" presentation:class="subtitle">
          <draw:text-box>
            <text:p>Der Betrag und die Richtung des Bahndrehimpulses bleibt unter dem Einfluss von Zentralkräften konstant!</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4" draw:text-style-name="P2" draw:layer="layout" svg:width="25.199cm" svg:height="3.506cm" svg:x="1.4cm" svg:y="0.836cm" presentation:class="title" presentation:user-transformed="true">
          <draw:text-box>
            <text:p><text:span text:style-name="T6">Wie lautet der Laplace-Operator </text:span><text:span text:style-name="T7">Δ</text:span><text:span text:style-name="T8"> in Kugelkoordinaten?</text:span></text:p>
          </draw:text-box>
        </draw:frame>
        <draw:frame presentation:style-name="pr5" draw:layer="layout" svg:width="25.199cm" svg:height="12.18cm" svg:x="1.4cm" svg:y="4.914cm" presentation:class="subtitle" presentation:placeholder="true" presentation:user-transformed="true">
          <draw:text-box/>
        </draw:frame>
        <draw:frame draw:style-name="gr2" draw:text-style-name="P3" draw:layer="layout" svg:width="14.232cm" svg:height="5.705cm" svg:x="6.883cm" svg:y="7.947cm">
          <text:p/>
          <draw:object xlink:href="../Laplace-Operator%20in%20Kugelkoordinaten.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4" draw:text-style-name="P2" draw:layer="layout" svg:width="25.199cm" svg:height="3.506cm" svg:x="1.4cm" svg:y="0.836cm" presentation:class="title" presentation:user-transformed="true">
          <draw:text-box>
            <text:p><text:span text:style-name="T8">Wie hängt</text:span><text:span text:style-name="T6"> der Laplace-Operator </text:span><text:span text:style-name="T7">Δ</text:span><text:span text:style-name="T8"> in Kugelkoordinaten mit dem Bahndrehimpulsquadrat </text:span><text:span text:style-name="T9">L</text:span><text:span text:style-name="T10">2</text:span><text:span text:style-name="T8"> (in Kugelkoord.) zusammen?</text:span></text:p>
          </draw:text-box>
        </draw:frame>
        <draw:frame presentation:style-name="pr5" draw:layer="layout" svg:width="25.199cm" svg:height="12.18cm" svg:x="1.4cm" svg:y="4.914cm" presentation:class="subtitle" presentation:user-transformed="true">
          <draw:text-box>
            <text:p>Vergleicht man <text:span text:style-name="T11">den Winkelanteil</text:span> <text:span text:style-name="T12">Δ</text:span><text:span text:style-name="T13">θφ</text:span><text:span text:style-name="T14"> des Laplace-Operators mit der Struktur von </text:span><text:span text:style-name="T15">L</text:span><text:span text:style-name="T16">2</text:span><text:span text:style-name="T14"> in Kugelkoordinaten erkennt man die Ähnlichkeit:</text:span></text:p>
            <text:p><text:span text:style-name="T14"/></text:p>
            <text:p><text:span text:style-name="T14"/></text:p>
            <text:p><text:span text:style-name="T14"/></text:p>
          </draw:text-box>
        </draw:frame>
        <draw:frame draw:style-name="gr2" draw:text-style-name="P3" draw:layer="layout" svg:width="16.763cm" svg:height="2.744cm" svg:x="5.618cm" svg:y="11.527cm">
          <text:p/>
          <draw:object xlink:href="../Bahndrehimpulsquadrat%20in%20Kugelkoordinaten.odf" xlink:type="simple" xlink:show="embed" xlink:actuate="onLoad"/>
          <draw:image xlink:href="./ObjectReplacements/Object 2" xlink:type="simple" xlink:show="embed" xlink:actuate="onLoad"/>
        </draw:frame>
        <draw:frame draw:style-name="gr2" draw:text-style-name="P3" draw:layer="layout" svg:width="14.743cm" svg:height="4.757cm" svg:x="4.728cm" svg:y="14.621cm">
          <text:p/>
          <draw:object xlink:href="../Winkelanteil%20des%20Laplace-Operators%20in%20Kugelkoordinaten.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4" draw:text-style-name="P1" draw:layer="layout" svg:width="25.199cm" svg:height="3.506cm" svg:x="1.4cm" svg:y="0.839cm" presentation:class="title" presentation:user-transformed="true">
          <draw:text-box>
            <text:p><text:span text:style-name="T17">Wofür kann die Ähnlichkeit zwischen Winkelanteil des Laplace-Operators </text:span><text:span text:style-name="T18">Δ</text:span><text:span text:style-name="T19">ϑφ</text:span><text:span text:style-name="T17"> und Drehimpulsquadrat </text:span><text:span text:style-name="T20">L</text:span><text:span text:style-name="T21">2</text:span><text:span text:style-name="T17"> genutzt werden?</text:span></text:p>
          </draw:text-box>
        </draw:frame>
        <draw:frame presentation:style-name="pr7" draw:layer="layout" svg:width="25.199cm" svg:height="12.396cm" svg:x="1.4cm" svg:y="4.806cm" presentation:class="subtitle" presentation:user-transformed="true">
          <draw:text-box>
            <text:p>In einem Zentralpotential lässt sich die Kinetische Energie eines Teilches in einen Radial- und einen Winkelanteil auflösen. Durch diesen Separationsansatz wird die Schrödingergleichung überhaupt erst lösbar, da die Energie des Teilchens nun nur noch von einer eindimensionalen Variablen (Abstand <text:span text:style-name="T22">r</text:span> = |<text:span text:style-name="T23">r</text:span>| vom Kraftzentrum) abhängt. Setzt man nun das Drehimpulsquadrat in den Laplace-Operator ein um den Winkelanteil zu ersetzen, so erhält man folgenden Ausdruck:</text:p>
            <text:p/>
            <text:p/>
            <text:p text:style-name="P4">Dadurch findet die Separation der Energieanteile automatisch statt:</text:p>
            <text:p text:style-name="P4"/>
          </draw:text-box>
        </draw:frame>
        <draw:frame draw:style-name="gr2" draw:text-style-name="P3" draw:layer="layout" svg:width="11.41cm" svg:height="2.743cm" svg:x="8.294cm" svg:y="11.828cm">
          <text:p/>
          <draw:object xlink:href="../Laplace-Operator%20in%20Kugelkoordinanten%20nach%20Ersetzung%20des%20Winkelanteils%20durch%20das%20Bahndrehimpulsquadrat%20in%20Kugelkoord.odf" xlink:type="simple" xlink:show="embed" xlink:actuate="onLoad"/>
          <draw:image xlink:href="./ObjectReplacements/Object 4" xlink:type="simple" xlink:show="embed" xlink:actuate="onLoad"/>
        </draw:frame>
        <draw:frame draw:style-name="gr2" draw:text-style-name="P3" draw:layer="layout" svg:width="7.34cm" svg:height="5cm" svg:x="10.656cm" svg:y="15.575cm">
          <text:p/>
          <draw:object xlink:href="../Zerlegung%20der%20kinetischen%20Energie%20in%20Radial-%20und%20Winkelanteil.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4" draw:text-style-name="P5" draw:layer="layout" svg:width="25.199cm" svg:height="3.506cm" svg:x="1.4cm" svg:y="0.836cm" presentation:class="title" presentation:user-transformed="true">
          <draw:text-box>
            <text:p><text:span text:style-name="T24">Wie ist der Radialimpuls </text:span><text:span text:style-name="T25">p</text:span><text:span text:style-name="T26">r</text:span><text:span text:style-name="T24"> in der Quantenmechanik definiert?</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9.254cm" svg:height="2.421cm" svg:x="9.372cm" svg:y="9.289cm">
          <text:p/>
          <draw:object xlink:href="../Radialimpuls.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8" draw:text-style-name="P5" draw:layer="layout" svg:width="25.199cm" svg:height="3.506cm" svg:x="1.4cm" svg:y="0.837cm" presentation:class="title" presentation:user-transformed="true">
          <draw:text-box>
            <text:p><text:span text:style-name="T24">Welche Gestalt nimmt der Radialimpuls </text:span><text:span text:style-name="T27">p</text:span><text:span text:style-name="T26">r</text:span><text:span text:style-name="T24"> in der Ortsdarstellung an?</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13.137cm" svg:height="2.421cm" svg:x="7.431cm" svg:y="9.289cm">
          <text:p/>
          <draw:object xlink:href="../Radialimpuls%20in%20Ortsdarstellung.odf" xlink:type="simple" xlink:show="embed" xlink:actuate="onLoad"/>
          <draw:image xlink:href="./ObjectReplacements/Object 7" xlink:type="simple" xlink:show="embed" xlink:actuate="onLoad"/>
        </draw:fram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Default" presentation:presentation-page-layout-name="AL1T0">
        <draw:frame presentation:style-name="pr4" draw:layer="layout" svg:width="25.199cm" svg:height="3.506cm" svg:x="1.4cm" svg:y="0.837cm" presentation:class="title">
          <draw:text-box>
            <text:p>Unter welchen Bedingungen ist <text:span text:style-name="T22">p</text:span><text:span text:style-name="T28">r</text:span> hermitesch?</text:p>
          </draw:text-box>
        </draw:frame>
        <draw:frame presentation:style-name="pr5" draw:layer="layout" svg:width="25.199cm" svg:height="12.18cm" svg:x="1.4cm" svg:y="4.914cm" presentation:class="subtitle">
          <draw:text-box>
            <text:p>Wenn nur Wellenfunktionen zugelassen sind, welche beide der folgenden Bedingungen erfüllen:</text:p>
            <text:p/>
            <text:p/>
          </draw:text-box>
        </draw:frame>
        <draw:frame draw:style-name="gr2" draw:text-style-name="P3" draw:layer="layout" svg:width="5.806cm" svg:height="3.937cm" svg:x="11.096cm" svg:y="11.531cm">
          <text:p/>
          <draw:object xlink:href="../Bedingungen%20für%20Hermitezität.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8" draw:layer="layout" svg:width="25.199cm" svg:height="3.506cm" svg:x="1.4cm" svg:y="0.837cm" presentation:class="title">
          <draw:text-box>
            <text:p>Warum ist <text:span text:style-name="T22">p</text:span><text:span text:style-name="T28">r</text:span> im strengen Sinne keine Observable?</text:p>
          </draw:text-box>
        </draw:frame>
        <draw:frame presentation:style-name="pr2" draw:layer="layout" svg:width="25.199cm" svg:height="12.18cm" svg:x="1.4cm" svg:y="4.914cm" presentation:class="subtitle">
          <draw:text-box>
            <text:p>Das Eigenwertproblem zu <text:span text:style-name="T22">p</text:span><text:span text:style-name="T28">r</text:span> hat im Hilbertraum der Wellenfunktionen, die beide Forderungen zur Hermitezität erfüllen, keine Lösung</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0">
        <draw:frame presentation:style-name="pr4" draw:text-style-name="P6" draw:layer="layout" svg:width="25.199cm" svg:height="3.506cm" svg:x="1.4cm" svg:y="0.836cm" presentation:class="title" presentation:user-transformed="true">
          <draw:text-box>
            <text:p><text:span text:style-name="T29">Welcher Zusammenhang besteht zwischen Teilchenimpuls </text:span><text:span text:style-name="T30">p</text:span><text:span text:style-name="T29">, Radialimpuls </text:span><text:span text:style-name="T31">p</text:span><text:span text:style-name="T32">r</text:span><text:span text:style-name="T29"> und Bahndrehimpulsquadrat </text:span><text:span text:style-name="T30">L</text:span><text:span text:style-name="T33">2</text:span><text:span text:style-name="T29">?</text:span></text:p>
          </draw:text-box>
        </draw:frame>
        <draw:frame presentation:style-name="pr5" draw:layer="layout" svg:width="25.199cm" svg:height="12.18cm" svg:x="1.4cm" svg:y="4.914cm" presentation:class="subtitle">
          <draw:text-box>
            <text:p>Die Operatoridentität</text:p>
          </draw:text-box>
        </draw:frame>
        <draw:frame draw:style-name="gr2" draw:text-style-name="P3" draw:layer="layout" svg:width="8.742cm" svg:height="2.743cm" svg:x="9.628cm" svg:y="12.128cm">
          <text:p/>
          <draw:object xlink:href="../Operatoridentität%20des%20Radialimpulses.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4" draw:layer="layout" svg:width="25.199cm" svg:height="3.506cm" svg:x="1.4cm" svg:y="0.837cm" presentation:class="title">
          <draw:text-box>
            <text:p>Wie lautet der Hamilton-Operator des Teilchens im Zentralfeld?</text:p>
          </draw:text-box>
        </draw:frame>
        <draw:frame presentation:style-name="pr5" draw:layer="layout" svg:width="25.199cm" svg:height="12.18cm" svg:x="1.4cm" svg:y="4.914cm" presentation:class="subtitle" presentation:placeholder="true" presentation:user-transformed="true">
          <draw:text-box/>
        </draw:frame>
        <draw:frame draw:style-name="gr2" draw:text-style-name="P3" draw:layer="layout" svg:width="14.833cm" svg:height="2.633cm" svg:x="6.583cm" svg:y="9.183cm">
          <text:p/>
          <draw:object xlink:href="../Hamilton-Operator%20des%20Teilchens%20im%20Zentralfeld.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9" draw:text-style-name="P5" draw:layer="layout" svg:width="25.199cm" svg:height="4.51cm" svg:x="1.4cm" svg:y="0.335cm" presentation:class="title" presentation:user-transformed="true">
          <draw:text-box>
            <text:p><text:span text:style-name="T24">Welcher Separationsansatz empfiehlt sich für die Wellenfunktion </text:span><text:span text:style-name="T27">ψ</text:span><text:span text:style-name="T24">(</text:span><text:span text:style-name="T34">r</text:span><text:span text:style-name="T24">) eines Teilchens im Zentralfeld?</text:span></text:p>
          </draw:text-box>
        </draw:frame>
        <draw:frame presentation:style-name="pr2" draw:layer="layout" svg:width="25.199cm" svg:height="12.18cm" svg:x="1.4cm" svg:y="4.914cm" presentation:class="subtitle" presentation:user-transformed="true">
          <draw:text-box>
            <text:p/>
            <text:p/>
            <text:p text:style-name="P4">Man separiert in einen Radialanteil und einen Winkelanteil. Letzterer wird durch die Kugelflächenfunktionen <text:tab/><text:tab/><text:tab/><text:tab/> als simultane Eigenfunktionen von <text:span text:style-name="T23">L</text:span><text:span text:style-name="T35">2</text:span> und <text:span text:style-name="T22">L</text:span><text:span text:style-name="T28">z</text:span> dargestellt.</text:p>
          </draw:text-box>
        </draw:frame>
        <draw:frame draw:style-name="gr2" draw:text-style-name="P3" draw:layer="layout" svg:width="8.938cm" svg:height="1.44cm" svg:x="9.53cm" svg:y="8.579cm">
          <text:p/>
          <draw:object xlink:href="../Separationsansatz.odf" xlink:type="simple" xlink:show="embed" xlink:actuate="onLoad"/>
          <draw:image xlink:href="./ObjectReplacements/Object 11" xlink:type="simple" xlink:show="embed" xlink:actuate="onLoad"/>
        </draw:frame>
        <draw:frame draw:style-name="gr2" draw:text-style-name="P3" draw:layer="layout" svg:width="4.148cm" svg:height="1.44cm" svg:x="16.225cm" svg:y="11.671cm">
          <text:p/>
          <draw:object xlink:href="../Kugelflächenfunktionen.odf" xlink:type="simple" xlink:show="embed" xlink:actuate="onLoad"/>
          <draw:image xlink:href="./ObjectReplacements/Object 12" xlink:type="simple" xlink:show="embed" xlink:actuate="onLoad"/>
        </draw:frame>
        <presentation:notes draw:style-name="dp2">
          <draw:page-thumbnail draw:style-name="gr1" draw:layer="layout" svg:width="14.848cm" svg:height="11.136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0">
        <draw:frame presentation:style-name="pr4" draw:layer="layout" svg:width="25.199cm" svg:height="3.506cm" svg:x="1.4cm" svg:y="0.837cm" presentation:class="title">
          <draw:text-box>
            <text:p>Wie lauten die Kugelflächenfunktionen als simultane Eigenfunktionen von <text:span text:style-name="T23">L</text:span><text:span text:style-name="T35">2</text:span> und <text:span text:style-name="T22">L</text:span><text:span text:style-name="T28">z</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13.945cm" svg:height="3.507cm" svg:x="7.027cm" svg:y="8.746cm">
          <text:p/>
          <draw:object xlink:href="../Kugelflächenfunktionen%20als%20simultane%20Eigenfunktionen%20von%20L2%20und%20Lz.odf" xlink:type="simple" xlink:show="embed" xlink:actuate="onLoad"/>
          <draw:image xlink:href="./ObjectReplacements/Object 13" xlink:type="simple" xlink:show="embed" xlink:actuate="onLoad"/>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4" draw:layer="layout" svg:width="25.199cm" svg:height="3.506cm" svg:x="1.4cm" svg:y="0.837cm" presentation:class="title">
          <draw:text-box>
            <text:p>Was versteht man unter der Radialgleichung?</text:p>
          </draw:text-box>
        </draw:frame>
        <draw:frame presentation:style-name="pr5" draw:layer="layout" svg:width="25.199cm" svg:height="12.18cm" svg:x="1.4cm" svg:y="4.914cm" presentation:class="subtitle">
          <draw:text-box>
            <text:p>Man ersetzt in der zeitunabhängigen Schrödingergleichung <text:span text:style-name="T23">L</text:span><text:span text:style-name="T35">2</text:span> durch seinen Eigenwert <text:span text:style-name="T22">l</text:span> (<text:span text:style-name="T22">l</text:span> + 1) und dividiert durch <text:tab/><text:tab/><text:tab/> <text:s/>:</text:p>
            <text:p/>
            <text:p/>
            <text:p/>
            <text:p/>
            <text:p/>
          </draw:text-box>
        </draw:frame>
        <draw:frame draw:style-name="gr2" draw:text-style-name="P3" draw:layer="layout" svg:width="4.148cm" svg:height="1.44cm" svg:x="19.425cm" svg:y="8.425cm">
          <text:p/>
          <draw:object xlink:href="../Kugelflächenfunktionen.odf" xlink:type="simple" xlink:show="embed" xlink:actuate="onLoad"/>
          <draw:image xlink:href="./ObjectReplacements/Object 14" xlink:type="simple" xlink:show="embed" xlink:actuate="onLoad"/>
        </draw:frame>
        <draw:frame draw:style-name="gr2" draw:text-style-name="P3" draw:layer="layout" svg:width="23.521cm" svg:height="7.035cm" svg:x="2.239cm" svg:y="10.582cm">
          <text:p/>
          <draw:object xlink:href="../Radialgleichung.odf" xlink:type="simple" xlink:show="embed" xlink:actuate="onLoad"/>
          <draw:image xlink:href="./ObjectReplacements/Object 15" xlink:type="simple" xlink:show="embed" xlink:actuate="onLoad"/>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8" draw:text-style-name="P1" draw:layer="layout" svg:width="25.199cm" svg:height="3.506cm" svg:x="1.4cm" svg:y="0.835cm" presentation:class="title" presentation:user-transformed="true">
          <draw:text-box>
            <text:p><text:span text:style-name="T1">Bezüglich welcher Quantenzahl sind die Energien eines Teilchens in einem beliebigen Zentralfeld auf jeden Fall entartet?</text:span></text:p>
          </draw:text-box>
        </draw:frame>
        <draw:frame presentation:style-name="pr2" draw:layer="layout" svg:width="25.199cm" svg:height="12.18cm" svg:x="1.4cm" svg:y="4.914cm" presentation:class="subtitle">
          <draw:text-box>
            <text:p>Bezüglich der Quantenzahl <text:span text:style-name="T22">m</text:span><text:span text:style-name="T28">l</text:span><text:span text:style-name="T36"> , da sie in der Radialgleichung nicht vorkommt</text:span></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0">
        <draw:frame presentation:style-name="pr4" draw:layer="layout" svg:width="25.199cm" svg:height="3.506cm" svg:x="1.4cm" svg:y="0.837cm" presentation:class="title">
          <draw:text-box>
            <text:p>Was versteht man unter der Zentrifugalbarriere?</text:p>
          </draw:text-box>
        </draw:frame>
        <draw:frame presentation:style-name="pr10" draw:text-style-name="P7" draw:layer="layout" svg:width="25.199cm" svg:height="15.496cm" svg:x="1.4cm" svg:y="3.258cm" presentation:class="subtitle" presentation:user-transformed="true">
          <draw:text-box>
            <text:p text:style-name="P7"/>
            <text:p text:style-name="P7"/>
            <text:p text:style-name="P7">Man erhält aus der Radialgleichung durch die Substitution <text:span text:style-name="T22">u</text:span>(<text:span text:style-name="T22">r</text:span>) = <text:span text:style-name="T22">rR</text:span>(<text:span text:style-name="T22">r</text:span>) eine einfache eindimensionale Schrödingergleichung</text:p>
            <text:p text:style-name="P7"/>
            <text:p text:style-name="P7"/>
            <text:p text:style-name="P7"/>
            <text:p text:style-name="P7">welche ein Teilchen der Masse m im effektiven Zentralpotential</text:p>
            <text:p text:style-name="P7"/>
            <text:p text:style-name="P7"/>
            <text:p text:style-name="P7"/>
            <text:p text:style-name="P7">beschreibt.</text:p>
            <text:p text:style-name="P7">Der <text:span text:style-name="T23">zweite Summand</text:span><text:span text:style-name="T22"> ist in jedem Fall abstoßend</text:span> und nimmt quadratisch mit dem Abstand vom Kraftzentrum ab:</text:p>
            <text:p text:style-name="P7">die <text:span text:style-name="T11">Zentrifugalbarriere</text:span></text:p>
          </draw:text-box>
        </draw:frame>
        <draw:frame draw:style-name="gr2" draw:text-style-name="P3" draw:layer="layout" svg:width="13.837cm" svg:height="2.845cm" svg:x="7.081cm" svg:y="7.577cm">
          <text:p/>
          <draw:object xlink:href="../eindimensionale%20Schrödingergleichung%20per%20Substitution%20aus%20der%20Radialgleichung.odf" xlink:type="simple" xlink:show="embed" xlink:actuate="onLoad"/>
          <draw:image xlink:href="./ObjectReplacements/Object 16" xlink:type="simple" xlink:show="embed" xlink:actuate="onLoad"/>
        </draw:frame>
        <draw:frame draw:style-name="gr2" draw:text-style-name="P3" draw:layer="layout" svg:width="11.127cm" svg:height="2.743cm" svg:x="8.436cm" svg:y="11.728cm">
          <text:p/>
          <draw:object xlink:href="../effektives%20Zentralpotential.odf" xlink:type="simple" xlink:show="embed" xlink:actuate="onLoad"/>
          <draw:image xlink:href="./ObjectReplacements/Object 17" xlink:type="simple" xlink:show="embed" xlink:actuate="onLoad"/>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8" draw:layer="layout" svg:width="25.199cm" svg:height="3.506cm" svg:x="1.4cm" svg:y="0.837cm" presentation:class="title">
          <draw:text-box>
            <text:p>Wie lautet die potentielle Energie eines Elektrons in einem wasserstoffähnlichen Ion?</text:p>
          </draw:text-box>
        </draw:frame>
        <draw:frame presentation:style-name="pr2" draw:layer="layout" svg:width="25.199cm" svg:height="12.18cm" svg:x="1.4cm" svg:y="4.914cm" presentation:class="subtitle">
          <draw:text-box>
            <text:p/>
            <text:p/>
            <text:p/>
            <text:p/>
            <text:p/>
            <text:p/>
            <text:p>Für <text:span text:style-name="T22">Z</text:span> = 1 ist die Situation die des Wasserstoffatoms, für <text:span text:style-name="T22">Z</text:span> &gt; 1 die der Ionen welche ebenfalls nur ein Elektron enthalten und daher als "wasserstoffähnlich" bezeichnet werden</text:p>
          </draw:text-box>
        </draw:frame>
        <draw:frame draw:style-name="gr2" draw:text-style-name="P3" draw:layer="layout" svg:width="6.528cm" svg:height="2.78cm" svg:x="10.735cm" svg:y="9.109cm">
          <text:p/>
          <draw:object xlink:href="../Potentielle%20Energie%20der%20wasserstoffähnlichen%20Ionen%20mit%20nur%20einem%20Elektron.odf" xlink:type="simple" xlink:show="embed" xlink:actuate="onLoad"/>
          <draw:image xlink:href="./ObjectReplacements/Object 18" xlink:type="simple" xlink:show="embed" xlink:actuate="onLoad"/>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0">
        <draw:frame presentation:style-name="pr4" draw:layer="layout" svg:width="25.199cm" svg:height="3.506cm" svg:x="1.4cm" svg:y="0.837cm" presentation:class="title">
          <draw:text-box>
            <text:p>Welche Struktur hat die Radialgleichung für das Elektron im Wasserstoffatom?</text:p>
          </draw:text-box>
        </draw:frame>
        <draw:frame presentation:style-name="pr5" draw:layer="layout" svg:width="25.199cm" svg:height="12.18cm" svg:x="1.4cm" svg:y="4.914cm" presentation:class="subtitle">
          <draw:text-box>
            <text:p>Die des Coulomb-Potentials</text:p>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8" draw:layer="layout" svg:width="25.199cm" svg:height="3.506cm" svg:x="1.4cm" svg:y="0.837cm" presentation:class="title">
          <draw:text-box>
            <text:p>Welcher Ansatz empfiehlt sich für die Lösungsfunktion der Radialgleichung?</text:p>
          </draw:text-box>
        </draw:frame>
        <draw:frame presentation:style-name="pr2" draw:layer="layout" svg:width="25.199cm" svg:height="12.18cm" svg:x="1.4cm" svg:y="4.914cm" presentation:class="subtitle">
          <draw:text-box>
            <text:p/>
            <text:p/>
            <text:p/>
            <text:p/>
            <text:p>Eine <text:span text:style-name="T22">Maßstabstransformation</text:span> mit</text:p>
            <text:p/>
            <text:p/>
            <text:p/>
            <text:p/>
            <text:p><text:span text:style-name="T22">a</text:span><text:span text:style-name="T37">B</text:span> ist der Bohr'sche Radius, ein typisches atomares Längenmaß</text:p>
          </draw:text-box>
        </draw:frame>
        <draw:frame draw:style-name="gr2" draw:text-style-name="P3" draw:layer="layout" svg:width="14.612cm" svg:height="3.225cm" svg:x="6.693cm" svg:y="11.287cm">
          <text:p/>
          <draw:object xlink:href="../Maßstabstransformation.odf" xlink:type="simple" xlink:show="embed" xlink:actuate="onLoad"/>
          <draw:image xlink:href="./ObjectReplacements/Object 19" xlink:type="simple" xlink:show="embed" xlink:actuate="onLoad"/>
        </draw:frame>
        <presentation:notes draw:style-name="dp2">
          <draw:page-thumbnail draw:style-name="gr1" draw:layer="layout" svg:width="14.848cm" svg:height="11.136cm" svg:x="3.075cm" svg:y="2.257cm" draw:page-number="18" presentation:class="page"/>
          <draw:frame presentation:style-name="pr3"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0">
        <draw:frame presentation:style-name="pr4" draw:layer="layout" svg:width="25.199cm" svg:height="3.506cm" svg:x="1.4cm" svg:y="0.837cm" presentation:class="title">
          <draw:text-box>
            <text:p>Wie vereinfacht man die Radialgleichung für das Wasserstoffatom?</text:p>
          </draw:text-box>
        </draw:frame>
        <draw:frame presentation:style-name="pr11" draw:text-style-name="P8" draw:layer="layout" svg:width="25.199cm" svg:height="14.633cm" svg:x="1.4cm" svg:y="3.687cm" presentation:class="subtitle" presentation:user-transformed="true">
          <draw:text-box>
            <text:p text:style-name="P7"><text:span text:style-name="T38"/></text:p>
            <text:p text:style-name="P7"><text:span text:style-name="T38">Die Radialgleichung lautet mit dem Coulomb-Potential</text:span></text:p>
            <text:p text:style-name="P7"><text:span text:style-name="T38"/></text:p>
            <text:p text:style-name="P4"><text:span text:style-name="T38"/></text:p>
            <text:p text:style-name="P7"><text:span text:style-name="T38">Aufgrund von Überlegungen zu den Randbedingungen erwartet man folgende Lösungsstruktur:</text:span></text:p>
            <text:p text:style-name="P7"><text:span text:style-name="T38"/></text:p>
            <text:p text:style-name="P4"><text:span text:style-name="T38"/></text:p>
            <text:p text:style-name="P7"><text:span text:style-name="T38">Mit folgenden Abkürzungen</text:span></text:p>
            <text:p text:style-name="P7"><text:span text:style-name="T38"/></text:p>
            <text:p text:style-name="P4"><text:span text:style-name="T38">sowie der Maßstabstransformation</text:span></text:p>
            <text:p text:style-name="P7"><text:span text:style-name="T38"/></text:p>
            <text:p text:style-name="P7"><text:span text:style-name="T38"/></text:p>
            <text:p text:style-name="P7"><text:span text:style-name="T38">erhält man die vereinfachte Radialgleichung für das Wasserstoffatom:</text:span></text:p>
          </draw:text-box>
        </draw:frame>
        <draw:frame draw:style-name="gr2" draw:text-style-name="P3" draw:layer="layout" svg:width="15.24cm" svg:height="2.34cm" svg:x="6.284cm" svg:y="5.546cm">
          <text:p/>
          <draw:object xlink:href="../Radialgleichung%20mit%20Coulomb-Potential%20für%20das%20Wasserstoffatom.odf" xlink:type="simple" xlink:show="embed" xlink:actuate="onLoad"/>
          <draw:image xlink:href="./ObjectReplacements/Object 20" xlink:type="simple" xlink:show="embed" xlink:actuate="onLoad"/>
        </draw:frame>
        <draw:frame draw:style-name="gr2" draw:text-style-name="P3" draw:layer="layout" svg:width="13.23cm" svg:height="0.93cm" svg:x="6.179cm" svg:y="9.881cm">
          <text:p/>
          <draw:object xlink:href="../Ansatz%20für%20die%20Lösungsstruktur%20der%20Radialgleichung.odf" xlink:type="simple" xlink:show="embed" xlink:actuate="onLoad"/>
          <draw:image xlink:href="./ObjectReplacements/Object 21" xlink:type="simple" xlink:show="embed" xlink:actuate="onLoad"/>
        </draw:frame>
        <draw:frame draw:style-name="gr2" draw:text-style-name="P3" draw:layer="layout" svg:width="11.69cm" svg:height="1.36cm" svg:x="7.003cm" svg:y="10.949cm">
          <text:p/>
          <draw:object xlink:href="../Ansatz%20für%20die%20vollständige%20Lösung.odf" xlink:type="simple" xlink:show="embed" xlink:actuate="onLoad"/>
          <draw:image xlink:href="./ObjectReplacements/Object 22" xlink:type="simple" xlink:show="embed" xlink:actuate="onLoad"/>
        </draw:frame>
        <draw:frame draw:style-name="gr2" draw:text-style-name="P3" draw:layer="layout" svg:width="13.81cm" svg:height="1.8cm" svg:x="7.265cm" svg:y="12.9cm">
          <text:p/>
          <draw:object xlink:href="../Abkürzungen%20für%20die%20Lösungsfunktion%20der%20Radialgleichung%20im%20Falle%20des%20Wasserstoffatoms%20(einfach).odf" xlink:type="simple" xlink:show="embed" xlink:actuate="onLoad"/>
          <draw:image xlink:href="./ObjectReplacements/Object 23" xlink:type="simple" xlink:show="embed" xlink:actuate="onLoad"/>
        </draw:frame>
        <draw:frame draw:style-name="gr2" draw:text-style-name="P3" draw:layer="layout" svg:width="10.96cm" svg:height="2.42cm" svg:x="7.893cm" svg:y="15.187cm">
          <text:p/>
          <draw:object xlink:href="../Maßstabstransformation.odf" xlink:type="simple" xlink:show="embed" xlink:actuate="onLoad"/>
          <draw:image xlink:href="./ObjectReplacements/Object 24" xlink:type="simple" xlink:show="embed" xlink:actuate="onLoad"/>
        </draw:frame>
        <draw:frame draw:style-name="gr2" draw:text-style-name="P3" draw:layer="layout" svg:width="19.05cm" svg:height="2.13cm" svg:x="5.3cm" svg:y="18.477cm">
          <text:p/>
          <draw:object xlink:href="../vereinfachte%20Radialgleichung%20für%20das%20Wasserstoffatom%20mit%20Randbedingungen.odf" xlink:type="simple" xlink:show="embed" xlink:actuate="onLoad"/>
          <draw:image xlink:href="./ObjectReplacements/Object 25" xlink:type="simple" xlink:show="embed" xlink:actuate="onLoad"/>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4" draw:text-style-name="P5" draw:layer="layout" svg:width="25.199cm" svg:height="3.506cm" svg:x="1.4cm" svg:y="0.837cm" presentation:class="title">
          <draw:text-box>
            <text:p><text:span text:style-name="T24">Erläutere am Beispiel des H-Atoms die Idee der Sommerfeld’schen Polynommethode.</text:span></text:p>
          </draw:text-box>
        </draw:frame>
        <draw:frame presentation:style-name="pr5" draw:text-style-name="P7" draw:layer="layout" svg:width="25.199cm" svg:height="12.18cm" svg:x="1.4cm" svg:y="4.915cm" presentation:class="subtitle" presentation:user-transformed="true">
          <draw:text-box>
            <text:p text:style-name="P7">Man formt die vereinfachte Radialgleichung für das H-Atom zu einer Differentialgleichung für <text:span text:style-name="T22">P</text:span>(<text:span text:style-name="T39">ρ</text:span><text:span text:style-name="T14">) um:</text:span></text:p>
            <text:p text:style-name="P7"><text:span text:style-name="T14"/></text:p>
            <text:p text:style-name="P7"><text:span text:style-name="T14"/></text:p>
            <text:p text:style-name="P7"><text:span text:style-name="T14"/></text:p>
            <text:p text:style-name="P7"><text:span text:style-name="T14">Man setzt </text:span><text:span text:style-name="T14"><text:tab/></text:span><text:span text:style-name="T14"><text:tab/></text:span><text:span text:style-name="T14"><text:tab/></text:span><text:span text:style-name="T14"><text:tab/></text:span><text:span text:style-name="T14"><text:tab/></text:span><text:span text:style-name="T14"><text:tab/></text:span><text:span text:style-name="T14"> <text:s text:c="2"/>ein und sortiert nach Potenzen von </text:span><text:span text:style-name="T39">ρ</text:span><text:span text:style-name="T14">.</text:span></text:p>
            <text:p text:style-name="P7"><text:span text:style-name="T14"/></text:p>
            <text:p text:style-name="P7"><text:span text:style-name="T14">Nach Umformungen erhält man eine Beziehung (Summe) die nur Null ergibt, wenn jeder Summand für sich verschwindet. So erhält man eine Rekursionsformel für die Koeffizienten </text:span><text:span text:style-name="T39">α</text:span><text:span text:style-name="T13">μ</text:span><text:span text:style-name="T14">.</text:span></text:p>
          </draw:text-box>
        </draw:frame>
        <draw:frame draw:style-name="gr2" draw:text-style-name="P3" draw:layer="layout" svg:width="23.458cm" svg:height="2.045cm" svg:x="2.27cm" svg:y="7.877cm">
          <text:p/>
          <draw:object xlink:href="../Differentialgleichung%20für%20P(rho).odf" xlink:type="simple" xlink:show="embed" xlink:actuate="onLoad"/>
          <draw:image xlink:href="./ObjectReplacements/Object 26" xlink:type="simple" xlink:show="embed" xlink:actuate="onLoad"/>
        </draw:frame>
        <draw:frame draw:style-name="gr2" draw:text-style-name="P3" draw:layer="layout" svg:width="6.985cm" svg:height="2.971cm" svg:x="5.807cm" svg:y="9.814cm">
          <text:p/>
          <draw:object xlink:href="../Ansatz%20für%20P(rho).odf" xlink:type="simple" xlink:show="embed" xlink:actuate="onLoad"/>
          <draw:image xlink:href="./ObjectReplacements/Object 27" xlink:type="simple" xlink:show="embed" xlink:actuate="onLoad"/>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8" draw:text-style-name="P5" draw:layer="layout" svg:width="25.199cm" svg:height="3.506cm" svg:x="1.4cm" svg:y="0.837cm" presentation:class="title">
          <draw:text-box>
            <text:p><text:span text:style-name="T24">Welche diskreten Energieniveaus stehen dem Elektron im H-Atom zur Verfügung?</text:span></text:p>
          </draw:text-box>
        </draw:frame>
        <draw:frame presentation:style-name="pr2" draw:layer="layout" svg:width="25.199cm" svg:height="12.18cm" svg:x="1.4cm" svg:y="4.914cm" presentation:class="subtitle" presentation:user-transformed="true">
          <draw:text-box>
            <text:p/>
            <text:p/>
            <text:p/>
            <text:p/>
            <text:p/>
            <text:p/>
            <text:p><text:span text:style-name="T22">n</text:span> ist die Hauptquantenzahl <text:span text:style-name="T22">n</text:span> <text:span text:style-name="T12">≡</text:span> <text:span text:style-name="T39">μ</text:span><text:span text:style-name="T40">0</text:span><text:span text:style-name="T14"> + l + 1</text:span></text:p>
            <text:p><text:span text:style-name="T39">μ</text:span><text:span text:style-name="T40">0</text:span><text:span text:style-name="T41"> = 0, 1, 2, ... ist die radiale Quantenzahl, sie definiert die Abbruchbedingung der Reihe </text:span><text:span text:style-name="T42">P</text:span><text:span text:style-name="T41">(</text:span><text:span text:style-name="T43">ρ</text:span><text:span text:style-name="T41">):</text:span></text:p>
          </draw:text-box>
        </draw:frame>
        <draw:frame draw:style-name="gr2" draw:text-style-name="P3" draw:layer="layout" svg:width="11.495cm" svg:height="2.984cm" svg:x="8.252cm" svg:y="7.807cm">
          <text:p/>
          <draw:object xlink:href="../diskrete%20Energieniveaus%20für%20das%20Wasserstoffatom.odf" xlink:type="simple" xlink:show="embed" xlink:actuate="onLoad"/>
          <draw:image xlink:href="./ObjectReplacements/Object 28" xlink:type="simple" xlink:show="embed" xlink:actuate="onLoad"/>
        </draw:frame>
        <draw:frame draw:style-name="gr2" draw:text-style-name="P3" draw:layer="layout" svg:width="6.54cm" svg:height="2.576cm" svg:x="10.729cm" svg:y="16.211cm">
          <text:p/>
          <draw:object xlink:href="../Abbruchbedingung%20der%20Reihe%20P(rho).odf" xlink:type="simple" xlink:show="embed" xlink:actuate="onLoad"/>
          <draw:image xlink:href="./ObjectReplacements/Object 29" xlink:type="simple" xlink:show="embed" xlink:actuate="onLoad"/>
        </draw:frame>
        <presentation:notes draw:style-name="dp2">
          <draw:page-thumbnail draw:style-name="gr1" draw:layer="layout" svg:width="14.848cm" svg:height="11.136cm" svg:x="3.075cm" svg:y="2.257cm" draw:page-number="21" presentation:class="page"/>
          <draw:frame presentation:style-name="pr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0">
        <draw:frame presentation:style-name="pr4" draw:text-style-name="P5" draw:layer="layout" svg:width="25.199cm" svg:height="3.506cm" svg:x="1.4cm" svg:y="0.837cm" presentation:class="title" presentation:user-transformed="true">
          <draw:text-box>
            <text:p><text:span text:style-name="T24">Wie hoch sind die diskreten Energieniveaus des Elektrons im H-Atom entartet?</text:span></text:p>
          </draw:text-box>
        </draw:frame>
        <draw:frame presentation:style-name="pr5" draw:layer="layout" svg:width="25.199cm" svg:height="12.18cm" svg:x="1.4cm" svg:y="4.914cm" presentation:class="subtitle" presentation:user-transformed="true">
          <draw:text-box>
            <text:p>Abhängig von <text:span text:style-name="T22">n</text:span>: abzählbar unendlich! (2<text:span text:style-name="T22">n</text:span><text:span text:style-name="T35">2</text:span>)</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draw:text-box>
              <text:p>Könnte falsch sein! Interpretiert man die Frage als: wie hoch ist der Entartungsgrad des einzelnen Energieniveaus? Dann ist die korrekte Antwort <text:span text:style-name="T22">g</text:span><text:span text:style-name="T28">n</text:span><text:span text:style-name="T44">. Interpretiert man die Frage als: wie hoch können die diskreten Energieniveaus entarten: so ist die korrekte Antwort: abhängig von </text:span><text:span text:style-name="T45">n</text:span><text:span text:style-name="T44">, und damit abzählbar unendlich (denn </text:span><text:span text:style-name="T45">n</text:span><text:span text:style-name="T44"> ist unbeschränkt). Prinzipiell ist aber </text:span><text:span text:style-name="T45">g</text:span><text:span text:style-name="T46">n</text:span><text:span text:style-name="T44"> ebenfalls abzählbar unendlich, da eben von </text:span><text:span text:style-name="T45">n</text:span><text:span text:style-name="T44"> abhängig.</text:span></text:p>
            </draw:text-box>
          </draw:frame>
        </presentation:notes>
      </draw:page>
      <draw:page draw:name="page23" draw:style-name="dp1" draw:master-page-name="Default" presentation:presentation-page-layout-name="AL1T0">
        <draw:frame presentation:style-name="pr8" draw:text-style-name="P6" draw:layer="layout" svg:width="25.199cm" svg:height="3.506cm" svg:x="1.4cm" svg:y="0.837cm" presentation:class="title" presentation:user-transformed="true">
          <draw:text-box>
            <text:p><text:span text:style-name="T29">Wie berechnet sich der Entartungsgrad der diskreten Energieniveaus des Elektrons im H-Atom?</text:span></text:p>
          </draw:text-box>
        </draw:frame>
        <draw:frame presentation:style-name="pr2" draw:layer="layout" svg:width="25.199cm" svg:height="12.18cm" svg:x="1.4cm" svg:y="4.914cm" presentation:class="subtitle">
          <draw:text-box>
            <text:p>Die Energieniveaus sind bezüglich <text:span text:style-name="T22">l</text:span> = 0, 1, 2, ... , n - 1 , da es ein Coulomb-Potential ist, bezüglich <text:span text:style-name="T22">m</text:span><text:span text:style-name="T28">l</text:span> = ‑<text:span text:style-name="T22">l</text:span>, <text:span text:style-name="T22">l</text:span> + 1, ... , <text:span text:style-name="T22">l</text:span> – 1, <text:span text:style-name="T22">l</text:span> , was typisch für jedes Zentralpotential ist, sowie bezüglich <text:span text:style-name="T22">m</text:span><text:span text:style-name="T37">S</text:span> (= <text:span text:style-name="T12">±½</text:span><text:span text:style-name="T14">) entartet, also insgesamt:</text:span></text:p>
            <text:p><text:span text:style-name="T14"/></text:p>
          </draw:text-box>
        </draw:frame>
        <draw:frame draw:style-name="gr2" draw:text-style-name="P3" draw:layer="layout" svg:width="9.782cm" svg:height="2.971cm" svg:x="9.108cm" svg:y="13.014cm">
          <text:p/>
          <draw:object xlink:href="../Entartungsgrad%20der%20Energieniveaus%20des%20Elektrons%20im%20H-Atom.odf" xlink:type="simple" xlink:show="embed" xlink:actuate="onLoad"/>
          <draw:image xlink:href="./ObjectReplacements/Object 30" xlink:type="simple" xlink:show="embed" xlink:actuate="onLoad"/>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0">
        <draw:frame presentation:style-name="pr4" draw:text-style-name="P2" draw:layer="layout" svg:width="25.199cm" svg:height="3.506cm" svg:x="1.4cm" svg:y="0.836cm" presentation:class="title" presentation:user-transformed="true">
          <draw:text-box>
            <text:p><text:span text:style-name="T6">Welche Grundzustandsenergie besitzt das Elektron im Wasserstoffatom? Nenne den ungefähren Zahlenwert in eV.</text:span></text:p>
          </draw:text-box>
        </draw:frame>
        <draw:frame presentation:style-name="pr5" draw:layer="layout" svg:width="25.199cm" svg:height="12.18cm" svg:x="1.4cm" svg:y="4.914cm" presentation:class="subtitle">
          <draw:text-box>
            <text:p><text:span text:style-name="T22">E</text:span><text:span text:style-name="T37">1</text:span> = -<text:span text:style-name="T22">Z</text:span><text:span text:style-name="T35">2</text:span> <text:span text:style-name="T22">E</text:span><text:span text:style-name="T37">R</text:span></text:p>
            <text:p><text:span text:style-name="T47"/></text:p>
            <text:p><text:span text:style-name="T47">Mit der </text:span><text:span text:style-name="T48">Z</text:span><text:span text:style-name="T47"> = 1 entspricht sie genau der Rydbergenergie:</text:span></text:p>
          </draw:text-box>
        </draw:frame>
        <draw:frame draw:style-name="gr2" draw:text-style-name="P3" draw:layer="layout" svg:width="16.066cm" svg:height="3.225cm" svg:x="5.966cm" svg:y="13.287cm">
          <text:p/>
          <draw:object xlink:href="../Rydberg-Energie.odf" xlink:type="simple" xlink:show="embed" xlink:actuate="onLoad"/>
          <draw:image xlink:href="./ObjectReplacements/Object 31" xlink:type="simple" xlink:show="embed" xlink:actuate="onLoad"/>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8" draw:layer="layout" svg:width="25.199cm" svg:height="3.506cm" svg:x="1.4cm" svg:y="0.837cm" presentation:class="title">
          <draw:text-box>
            <text:p>Wie ist die Hauptquantenzahl definiert?</text:p>
          </draw:text-box>
        </draw:frame>
        <draw:frame presentation:style-name="pr2" draw:layer="layout" svg:width="25.199cm" svg:height="12.18cm" svg:x="1.4cm" svg:y="4.914cm" presentation:class="subtitle">
          <draw:text-box>
            <text:p/>
            <text:p>Über den Nenner in der Abbruchbedingung der Reihe <text:span text:style-name="T22">P</text:span>(<text:span text:style-name="T39">ρ</text:span><text:span text:style-name="T14">):</text:span></text:p>
            <text:p><text:span text:style-name="T14"/></text:p>
            <text:p><text:span text:style-name="T14"/></text:p>
            <text:p><text:span text:style-name="T14"/></text:p>
            <text:p><text:span text:style-name="T39">μ</text:span><text:span text:style-name="T40">0</text:span><text:span text:style-name="T14"> = 0 , 1 , 2 , . . .</text:span></text:p>
            <text:p><text:span text:style-name="T49"/></text:p>
            <text:p><text:span text:style-name="T49">Bei vorgegebenem </text:span><text:span text:style-name="T50">l</text:span><text:span text:style-name="T49"> durchläuft </text:span><text:span text:style-name="T50">n</text:span><text:span text:style-name="T49"> die Werte:</text:span></text:p>
            <text:p><text:span text:style-name="T50">n</text:span><text:span text:style-name="T14"> </text:span><text:span text:style-name="T12">≡</text:span><text:span text:style-name="T14"> </text:span><text:span text:style-name="T39">μ</text:span><text:span text:style-name="T40">0</text:span><text:span text:style-name="T14"> + l + 1 = l + 1 , l + 2 , . . . </text:span></text:p>
          </draw:text-box>
        </draw:frame>
        <draw:frame draw:style-name="gr2" draw:text-style-name="P3" draw:layer="layout" svg:width="6.54cm" svg:height="2.576cm" svg:x="10.729cm" svg:y="8.711cm">
          <text:p/>
          <draw:object xlink:href="../Abbruchbedingung%20der%20Reihe%20P(rho).odf" xlink:type="simple" xlink:show="embed" xlink:actuate="onLoad"/>
          <draw:image xlink:href="./ObjectReplacements/Object 32" xlink:type="simple" xlink:show="embed" xlink:actuate="onLoad"/>
        </draw:frame>
        <presentation:notes draw:style-name="dp2">
          <draw:page-thumbnail draw:style-name="gr1" draw:layer="layout" svg:width="14.848cm" svg:height="11.136cm" svg:x="3.075cm" svg:y="2.257cm" draw:page-number="25" presentation:class="page"/>
          <draw:frame presentation:style-name="pr3"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0">
        <draw:frame presentation:style-name="pr4" draw:layer="layout" svg:width="25.199cm" svg:height="3.506cm" svg:x="1.4cm" svg:y="0.837cm" presentation:class="title">
          <draw:text-box>
            <text:p>Welche Werte kann die Nebenquantenzahl annehmen?</text:p>
          </draw:text-box>
        </draw:frame>
        <draw:frame presentation:style-name="pr5" draw:layer="layout" svg:width="25.199cm" svg:height="12.18cm" svg:x="1.4cm" svg:y="4.914cm" presentation:class="subtitle">
          <draw:text-box>
            <text:p><text:span text:style-name="T22">l</text:span> = 0, 1, 2, ... , n - 1</text:p>
          </draw:text-box>
        </draw:frame>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8" draw:layer="layout" svg:width="25.199cm" svg:height="3.506cm" svg:x="1.4cm" svg:y="0.837cm" presentation:class="title">
          <draw:text-box>
            <text:p>Was bezeichnet man als zufällige Entartung?</text:p>
          </draw:text-box>
        </draw:frame>
        <draw:frame presentation:style-name="pr2" draw:layer="layout" svg:width="25.199cm" svg:height="12.18cm" svg:x="1.4cm" svg:y="4.914cm" presentation:class="subtitle">
          <draw:text-box>
            <text:p>Die scheinbar physikalisch unbegründete Entartung bei Coulomb‑Potentialen bezüglich der Nebenquantenzahl <text:span text:style-name="T22">l</text:span></text:p>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5cm" svg:x="2.1cm" svg:y="14.107cm" presentation:class="notes" presentation:placeholder="true">
            <draw:text-box/>
          </draw:frame>
        </presentation:notes>
      </draw:page>
      <draw:page draw:name="page28" draw:style-name="dp1" draw:master-page-name="Default" presentation:presentation-page-layout-name="AL1T0">
        <draw:frame presentation:style-name="pr4" draw:layer="layout" svg:width="25.199cm" svg:height="3.506cm" svg:x="1.4cm" svg:y="0.837cm" presentation:class="title" presentation:user-transformed="true">
          <draw:text-box>
            <text:p>Erläutere am H-Atom den Begriff Elektronenschale.</text:p>
          </draw:text-box>
        </draw:frame>
        <draw:frame presentation:style-name="pr5" draw:layer="layout" svg:width="25.199cm" svg:height="12.18cm" svg:x="1.4cm" svg:y="4.914cm" presentation:class="subtitle">
          <draw:text-box>
            <text:p>Die Elektronenschalen werden durch die Hauptquantenzahl <text:span text:style-name="T22">n</text:span> definiert und wie folgt benannt:</text:p>
            <text:p><text:span text:style-name="T22">n</text:span> = 1 : K-Schale</text:p>
            <text:p><text:span text:style-name="T22">n</text:span> = 2 : L-Schale</text:p>
            <text:p><text:span text:style-name="T22">n</text:span> = 3 : M-Schale</text:p>
            <text:p><text:span text:style-name="T22">n</text:span> = 4 : O-Schale</text:p>
          </draw:text-box>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8" draw:layer="layout" svg:width="25.199cm" svg:height="3.506cm" svg:x="1.4cm" svg:y="0.837cm" presentation:class="title">
          <draw:text-box>
            <text:p>Was ist eine <text:span text:style-name="T51">L</text:span>-Schale und was ein <text:span text:style-name="T52">d</text:span>-Orbital?</text:p>
          </draw:text-box>
        </draw:frame>
        <draw:frame presentation:style-name="pr2" draw:layer="layout" svg:width="25.199cm" svg:height="12.18cm" svg:x="1.4cm" svg:y="4.914cm" presentation:class="subtitle">
          <draw:text-box>
            <text:p>Die L-Schale ist durch die Hauptquantenzahl <text:span text:style-name="T22">n</text:span> = 2 definiert.</text:p>
            <text:p>Das <text:span text:style-name="T11">d</text:span>-Orbital ist durch die Nebenquantenzahl <text:span text:style-name="T22">l</text:span> = 2 definiert.</text:p>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5cm" svg:x="2.1cm" svg:y="14.107cm" presentation:class="notes" presentation:placeholder="true">
            <draw:text-box/>
          </draw:frame>
        </presentation:notes>
      </draw:page>
      <draw:page draw:name="page30" draw:style-name="dp1" draw:master-page-name="Default" presentation:presentation-page-layout-name="AL1T0">
        <draw:frame presentation:style-name="pr4" draw:text-style-name="P5" draw:layer="layout" svg:width="25.199cm" svg:height="3.506cm" svg:x="1.4cm" svg:y="0.837cm" presentation:class="title">
          <draw:text-box>
            <text:p><text:span text:style-name="T24">Wie erklärt sich das Ritz’sche Kombinationsprinzip am Beispiel des Wasserstoffatoms?</text:span></text:p>
          </draw:text-box>
        </draw:frame>
        <draw:frame presentation:style-name="pr5" draw:layer="layout" svg:width="25.199cm" svg:height="12.18cm" svg:x="1.4cm" svg:y="4.914cm" presentation:class="subtitle">
          <draw:text-box>
            <text:p>Bei einem Übergang von einem energetisch niedrigeren zu einem höheren Niveau wird ein Lichtquant absorbiert (es wird angeregt) und umgekehrt bei einem Übergang zu einem tieferen Niveau ein Lichtquant emittiert. Das Lichtquant hat die Differenz der beiden Energieniveaus!</text:p>
          </draw:text-box>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8" draw:layer="layout" svg:width="25.199cm" svg:height="3.506cm" svg:x="1.4cm" svg:y="0.837cm" presentation:class="title">
          <draw:text-box>
            <text:p>Welcher Funktionstyp bestimmt den Radialanteil der gebundenen Zustände im Coulomb-Potential?</text:p>
          </draw:text-box>
        </draw:frame>
        <draw:frame presentation:style-name="pr2" draw:layer="layout" svg:width="25.199cm" svg:height="12.18cm" svg:x="1.4cm" svg:y="4.914cm" presentation:class="subtitle">
          <draw:text-box>
            <text:p>Das Laguerre-Polynom</text:p>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5cm" svg:x="2.1cm" svg:y="14.107cm" presentation:class="notes" presentation:placeholder="true">
            <draw:text-box/>
          </draw:frame>
        </presentation:notes>
      </draw:page>
      <draw:page draw:name="page32" draw:style-name="dp1" draw:master-page-name="Default" presentation:presentation-page-layout-name="AL1T0">
        <draw:frame presentation:style-name="pr4" draw:text-style-name="P5" draw:layer="layout" svg:width="25.199cm" svg:height="3.506cm" svg:x="1.4cm" svg:y="0.837cm" presentation:class="title">
          <draw:text-box>
            <text:p><text:span text:style-name="T24">Wie viele Nullstellen besitzt die Radialfunktion </text:span><text:span text:style-name="T27">R</text:span><text:span text:style-name="T26">nl</text:span><text:span text:style-name="T24">(</text:span><text:span text:style-name="T27">r</text:span><text:span text:style-name="T24">) im Coulomb-Potential?</text:span></text:p>
          </draw:text-box>
        </draw:frame>
        <draw:frame presentation:style-name="pr5" draw:layer="layout" svg:width="25.199cm" svg:height="12.18cm" svg:x="1.4cm" svg:y="4.914cm" presentation:class="subtitle">
          <draw:text-box>
            <text:p><text:span text:style-name="T22">n</text:span><text:span text:style-name="T51"> –</text:span> 1 – <text:span text:style-name="T22">l</text:span> <text:tab/> auf der positiv-rellen <text:span text:style-name="T22">r</text:span>-Achse</text:p>
          </draw:text-box>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8" draw:layer="layout" svg:width="25.199cm" svg:height="3.506cm" svg:x="1.4cm" svg:y="0.837cm" presentation:class="title">
          <draw:text-box>
            <text:p>Welche <text:span text:style-name="T22">R</text:span><text:span text:style-name="T28">nl</text:span>(<text:span text:style-name="T22">r</text:span>) sind für <text:span text:style-name="T22">r</text:span> = 0 von Null verschieden?</text:p>
          </draw:text-box>
        </draw:frame>
        <draw:frame presentation:style-name="pr2" draw:layer="layout" svg:width="25.199cm" svg:height="12.18cm" svg:x="1.4cm" svg:y="4.914cm" presentation:class="subtitle">
          <draw:text-box>
            <text:p>Alle Radialfunktionen <text:span text:style-name="T22">R</text:span><text:span text:style-name="T28">nl</text:span> mit <text:span text:style-name="T22">l</text:span> = 0 (s - Zustände), während alle <text:span text:style-name="T22">R</text:span><text:span text:style-name="T28">nl</text:span> mit <text:span text:style-name="T22">l</text:span> &gt; 0 dort verschwinden.</text:p>
            <text:p/>
            <text:p>Im s-Zustand hat das Elektron eine endliche Aufenthaltswahrscheinlichkeit am Kernort!</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5cm" svg:x="2.1cm" svg:y="14.107cm" presentation:class="notes" presentation:placeholder="true">
            <draw:text-box/>
          </draw:frame>
        </presentation:notes>
      </draw:page>
      <draw:page draw:name="page34" draw:style-name="dp1" draw:master-page-name="Default" presentation:presentation-page-layout-name="AL1T0">
        <draw:frame presentation:style-name="pr4" draw:layer="layout" svg:width="25.199cm" svg:height="3.506cm" svg:x="1.4cm" svg:y="0.837cm" presentation:class="title" presentation:user-transformed="true">
          <draw:text-box>
            <text:p>Was versteht man unter radialer Aufenthaltswahrscheinlichkeit?</text:p>
          </draw:text-box>
        </draw:frame>
        <draw:frame presentation:style-name="pr5" draw:layer="layout" svg:width="25.199cm" svg:height="12.18cm" svg:x="1.4cm" svg:y="4.914cm" presentation:class="subtitle">
          <draw:text-box>
            <text:p>Die Wahrscheinlichkeit ein Teilchen unabhängig vom Winkel im Abstand <text:span text:style-name="T22">r</text:span>, <text:span text:style-name="T22">r</text:span><text:span text:style-name="T51"> </text:span>+ d<text:span text:style-name="T22">r</text:span> vom Ursprung anzutreffen</text:p>
          </draw:text-box>
        </draw:frame>
        <presentation:notes draw:style-name="dp2">
          <draw:page-thumbnail draw:style-name="gr1"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draw:frame presentation:style-name="pr8" draw:layer="layout" svg:width="25.199cm" svg:height="3.506cm" svg:x="1.4cm" svg:y="0.837cm" presentation:class="title">
          <draw:text-box>
            <text:p>Was sind Knotenflächen?</text:p>
          </draw:text-box>
        </draw:frame>
        <draw:frame presentation:style-name="pr2" draw:layer="layout" svg:width="25.199cm" svg:height="12.18cm" svg:x="1.4cm" svg:y="4.914cm" presentation:class="subtitle">
          <draw:text-box>
            <text:p>Die durch die Nullstellen der <text:span text:style-name="T22">R</text:span><text:span text:style-name="T28">nl</text:span> definierten Kugelflächen mit bestimmten Radien, auf denen die Aufenthaltswahrscheinlichkeit des Elektrons Null ist.</text:p>
            <text:p>Die Anzahl ist mit der radialen Quantenzahl <text:span text:style-name="T39">μ</text:span><text:span text:style-name="T40">0</text:span><text:span text:style-name="T14"> = </text:span><text:span text:style-name="T50">n</text:span><text:span text:style-name="T14"> – </text:span><text:span text:style-name="T50">l</text:span><text:span text:style-name="T14"> – 1 identisch.</text:span></text:p>
            <text:p><text:span text:style-name="T14">Bei der maximalen Nebenquantenzahl </text:span><text:span text:style-name="T50">l</text:span><text:span text:style-name="T14"> = </text:span><text:span text:style-name="T50">n</text:span><text:span text:style-name="T14"> – 1 besitzt die radiale Aufenthaltswahrscheinlichkeit keine Knoten!</text:span></text:p>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5cm" svg:x="2.1cm" svg:y="14.107cm" presentation:class="notes" presentation:placeholder="true">
            <draw:text-box/>
          </draw:frame>
        </presentation:notes>
      </draw:page>
      <draw:page draw:name="page36" draw:style-name="dp1" draw:master-page-name="Default" presentation:presentation-page-layout-name="AL1T0">
        <draw:frame presentation:style-name="pr4" draw:text-style-name="P1" draw:layer="layout" svg:width="25.199cm" svg:height="3.506cm" svg:x="1.4cm" svg:y="0.833cm" presentation:class="title" presentation:user-transformed="true">
          <draw:text-box>
            <text:p><text:span text:style-name="T1">Wo liegt das Maximum der radialen Aufenthaltswahrscheinlichkeit des Elektrons im Wasserstoffatom für den Grundzustand (</text:span><text:span text:style-name="T2">n</text:span><text:span text:style-name="T1"> = 1, </text:span><text:span text:style-name="T2">l</text:span><text:span text:style-name="T1"> = 0)?</text:span></text:p>
          </draw:text-box>
        </draw:frame>
        <draw:frame presentation:style-name="pr5" draw:layer="layout" svg:width="25.199cm" svg:height="12.18cm" svg:x="1.4cm" svg:y="4.914cm" presentation:class="subtitle">
          <draw:text-box>
            <text:p>Beim Bohr'schen Radius <text:span text:style-name="T22">a</text:span><text:span text:style-name="T37">B</text:span><text:span text:style-name="T47"> = 0,529 </text:span><text:span text:style-name="T53">Å</text:span></text:p>
          </draw:text-box>
        </draw:frame>
        <presentation:notes draw:style-name="dp2">
          <draw:page-thumbnail draw:style-name="gr1"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8" draw:text-style-name="P1" draw:layer="layout" svg:width="25.199cm" svg:height="3.506cm" svg:x="1.4cm" svg:y="0.832cm" presentation:class="title" presentation:user-transformed="true">
          <draw:text-box>
            <text:p><text:span text:style-name="T1">Wie verschiebt sich das Maximum der radialen Aufenthaltswahrscheinlichkeitsdichte mit wachsender Hauptquantenzahl bei maximaler Nebenquantenzahl </text:span><text:span text:style-name="T2">l</text:span><text:span text:style-name="T1"> = </text:span><text:span text:style-name="T2">n</text:span><text:span text:style-name="T1"> − 1?</text:span></text:p>
          </draw:text-box>
        </draw:frame>
        <draw:frame presentation:style-name="pr2" draw:layer="layout" svg:width="25.199cm" svg:height="12.18cm" svg:x="1.4cm" svg:y="4.914cm" presentation:class="subtitle">
          <draw:text-box>
            <text:p>Zu größeren <text:span text:style-name="T22">r</text:span>-Werten</text:p>
          </draw:text-box>
        </draw:frame>
        <presentation:notes draw:style-name="dp2">
          <draw:page-thumbnail draw:style-name="gr1" draw:layer="layout" svg:width="14.848cm" svg:height="11.136cm" svg:x="3.075cm" svg:y="2.257cm" draw:page-number="37" presentation:class="page"/>
          <draw:frame presentation:style-name="pr3" draw:layer="layout" svg:width="16.799cm" svg:height="13.365cm" svg:x="2.1cm" svg:y="14.107cm" presentation:class="notes" presentation:placeholder="true">
            <draw:text-box/>
          </draw:frame>
        </presentation:notes>
      </draw:page>
      <draw:page draw:name="page38" draw:style-name="dp1" draw:master-page-name="Default" presentation:presentation-page-layout-name="AL1T0">
        <draw:frame presentation:style-name="pr4" draw:text-style-name="P9" draw:layer="layout" svg:width="25.199cm" svg:height="3.506cm" svg:x="1.4cm" svg:y="0.833cm" presentation:class="title" presentation:user-transformed="true">
          <draw:text-box>
            <text:p><text:span text:style-name="T54">Wie verhalten sich die Bahnradien ⟨</text:span><text:span text:style-name="T55">r</text:span><text:span text:style-name="T54">⟩</text:span><text:span text:style-name="T56">nl</text:span><text:span text:style-name="T54"> in den gebundenen Zuständen des Coulomb-Potentials als Funktion der Hauptquantenzahl </text:span><text:span text:style-name="T55">n</text:span><text:span text:style-name="T54"> und der Kernladungszahl </text:span><text:span text:style-name="T55">Z</text:span><text:span text:style-name="T54">?</text:span></text:p>
          </draw:text-box>
        </draw:frame>
        <draw:frame presentation:style-name="pr5" draw:layer="layout" svg:width="25.199cm" svg:height="12.18cm" svg:x="1.4cm" svg:y="4.914cm" presentation:class="subtitle">
          <draw:text-box>
            <text:p>Der mittlere Abstand des Elektrons nimmt quadratisch mit der Hauptquantenzahl <text:span text:style-name="T22">n</text:span> zu, während er proportional 1/<text:span text:style-name="T22">Z</text:span> aufgrund der mit <text:span text:style-name="T22">Z</text:span> steigenden Anziehungskraft des Kerns abnimmt.</text:p>
          </draw:text-box>
        </draw:frame>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8" draw:text-style-name="P10" draw:layer="layout" svg:width="25.199cm" svg:height="3.506cm" svg:x="1.4cm" svg:y="0.83cm" presentation:class="title" presentation:user-transformed="true">
          <draw:text-box>
            <text:p><text:span text:style-name="T57">In welchem Sinne erfüllt die quantenmechanische Behandlung der Elektronenbewegung im Coulomb-Potential die Korrespondenzregel, nach der für große Quantenzahlen </text:span><text:span text:style-name="T58">n</text:span><text:span text:style-name="T57"> der klassische Bahnbegriff näherungsweise gültig sein sollte?</text:span></text:p>
          </draw:text-box>
        </draw:frame>
        <draw:frame presentation:style-name="pr2" draw:layer="layout" svg:width="25.199cm" svg:height="12.18cm" svg:x="1.4cm" svg:y="4.914cm" presentation:class="subtitle">
          <draw:text-box>
            <text:p>Obwohl die mittlere quadratische Schwankung für <text:span text:style-name="T22">l</text:span> = <text:span text:style-name="T22">n</text:span> – 1 (entsprechend klassischen Kreisbahnen) über alle Grenzen wächst, wird die relative Schwankung für große <text:span text:style-name="T22">n</text:span> unbedeutend:</text:p>
          </draw:text-box>
        </draw:frame>
        <draw:frame draw:style-name="gr2" draw:text-style-name="P3" draw:layer="layout" svg:width="10.797cm" svg:height="2.817cm" svg:x="8.601cm" svg:y="13.091cm">
          <text:p/>
          <draw:object xlink:href="../relative%20Schwankung.odf" xlink:type="simple" xlink:show="embed" xlink:actuate="onLoad"/>
          <draw:image xlink:href="./ObjectReplacements/Object 33" xlink:type="simple" xlink:show="embed" xlink:actuate="onLoad"/>
        </draw:frame>
        <presentation:notes draw:style-name="dp2">
          <draw:page-thumbnail draw:style-name="gr1"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Default" presentation:presentation-page-layout-name="AL1T0">
        <draw:frame presentation:style-name="pr4" draw:text-style-name="P2" draw:layer="layout" svg:width="25.199cm" svg:height="3.506cm" svg:x="1.4cm" svg:y="0.835cm" presentation:class="title" presentation:user-transformed="true">
          <draw:text-box>
            <text:p><text:span text:style-name="T6">Wie lautet für das Coulomb-Potential das quantenmechanische Analogon zum klassischen Virialsatz?</text:span></text:p>
          </draw:text-box>
        </draw:frame>
        <draw:frame presentation:style-name="pr5" draw:layer="layout" svg:width="25.199cm" svg:height="12.18cm" svg:x="1.4cm" svg:y="4.914cm" presentation:class="subtitle">
          <draw:text-box>
            <text:p>Für stationäre Zustände ist im Coulomb-Feld der Energieeigenwert <text:span text:style-name="T22">E</text:span><text:span text:style-name="T28">n</text:span> gleich dem halben Mittelwert der potentiellen Energie ⟨<text:span text:style-name="T22">V</text:span>⟩<text:span text:style-name="T37">nl</text:span>. Daraus folgt:</text:p>
          </draw:text-box>
        </draw:frame>
        <draw:frame draw:style-name="gr2" draw:text-style-name="P3" draw:layer="layout" svg:width="6.081cm" svg:height="2.335cm" svg:x="10.959cm" svg:y="12.332cm">
          <text:p/>
          <draw:object xlink:href="../quantenmechanisches%20Analogon%20zum%20Virialsatz.odf" xlink:type="simple" xlink:show="embed" xlink:actuate="onLoad"/>
          <draw:image xlink:href="./ObjectReplacements/Object 34" xlink:type="simple" xlink:show="embed" xlink:actuate="onLoad"/>
        </draw:frame>
        <presentation:notes draw:style-name="dp2">
          <draw:page-thumbnail draw:style-name="gr1" draw:layer="layout" svg:width="14.848cm" svg:height="11.136cm" svg:x="3.075cm" svg:y="2.257cm" draw:page-number="40" presentation:class="page"/>
          <draw:frame presentation:style-name="pr6"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draw:frame presentation:style-name="pr8" draw:layer="layout" svg:width="25.199cm" svg:height="3.506cm" svg:x="1.4cm" svg:y="0.837cm" presentation:class="title">
          <draw:text-box>
            <text:p>Wie konstruiert man ein Polardiagramm?</text:p>
          </draw:text-box>
        </draw:frame>
        <draw:frame presentation:style-name="pr2" draw:layer="layout" svg:width="25.199cm" svg:height="12.18cm" svg:x="1.4cm" svg:y="4.914cm" presentation:class="subtitle">
          <draw:text-box>
            <text:p>Man betrachtet die Winkelverteilung der Eigenfunktionen <text:span text:style-name="T59">Υ</text:span><text:span text:style-name="T50">nlm</text:span><text:span text:style-name="T60">l</text:span><text:span text:style-name="T14">(</text:span><text:span text:style-name="T61">r</text:span><text:span text:style-name="T14">), indem man die vollständige Aufenthaltswahrscheinlichkeitsdichte </text:span></text:p>
            <text:p><text:span text:style-name="T14">|</text:span><text:span text:style-name="T59">ψ</text:span><text:span text:style-name="T50">nlm</text:span><text:span text:style-name="T60">l</text:span><text:span text:style-name="T14">(</text:span><text:span text:style-name="T15">r</text:span><text:span text:style-name="T14">)|</text:span><text:span text:style-name="T16">2</text:span><text:span text:style-name="T14"> über die radiale Komponente </text:span><text:span text:style-name="T50">r</text:span><text:span text:style-name="T14"> integriert. Man sieht, dass das Resultat unabhängig von </text:span><text:span text:style-name="T39">φ</text:span><text:span text:style-name="T12"> ist, die Winkelverteilungen also rotationssymmetrisch um die z-Achse sind.</text:span></text:p>
            <text:p><text:span text:style-name="T12"/></text:p>
            <text:p><text:span text:style-name="T12">Um das Polardiagramm zu erhalten trägt man die Größe </text:span><text:span text:style-name="T59">ŵ</text:span><text:span text:style-name="T62">lm</text:span><text:span text:style-name="T63">l</text:span><text:span text:style-name="T12"> als Radiusvektor auf.</text:span></text:p>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5cm" svg:x="2.1cm" svg:y="14.107cm" presentation:class="notes" presentation:placeholder="true">
            <draw:text-box/>
          </draw:frame>
        </presentation:notes>
      </draw:page>
      <draw:page draw:name="page42" draw:style-name="dp1" draw:master-page-name="Default" presentation:presentation-page-layout-name="AL1T0">
        <draw:frame presentation:style-name="pr4" draw:layer="layout" svg:width="25.199cm" svg:height="3.506cm" svg:x="1.4cm" svg:y="0.837cm" presentation:class="title">
          <draw:text-box>
            <text:p>Durch welche spezielle Symmetrie sind <text:span text:style-name="T22">s</text:span>-Zustände ausgezeichnet?</text:p>
          </draw:text-box>
        </draw:frame>
        <draw:frame presentation:style-name="pr5" draw:layer="layout" svg:width="25.199cm" svg:height="12.18cm" svg:x="1.4cm" svg:y="4.914cm" presentation:class="subtitle">
          <draw:text-box>
            <text:p>Durch Kugelsymmetrie</text:p>
          </draw:text-box>
        </draw:frame>
        <presentation:notes draw:style-name="dp2">
          <draw:page-thumbnail draw:style-name="gr1" draw:layer="layout" svg:width="14.848cm" svg:height="11.136cm" svg:x="3.075cm" svg:y="2.257cm" draw:page-number="42" presentation:class="page"/>
          <draw:frame presentation:style-name="pr6"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8" draw:text-style-name="P5" draw:layer="layout" svg:width="25.199cm" svg:height="3.506cm" svg:x="1.4cm" svg:y="0.837cm" presentation:class="title">
          <draw:text-box>
            <text:p><text:span text:style-name="T24">Welche Winkelverteilung zeichnet </text:span><text:span text:style-name="T27">p</text:span><text:span text:style-name="T24">-Zustände aus?</text:span></text:p>
          </draw:text-box>
        </draw:frame>
        <draw:frame presentation:style-name="pr2" draw:layer="layout" svg:width="25.199cm" svg:height="12.18cm" svg:x="1.4cm" svg:y="4.914cm" presentation:class="subtitle">
          <draw:text-box>
            <text:p>Sinus bzw. Cosinus zum Quadrat, in Abhängigkeit von <text:span text:style-name="T39">θ</text:span><text:span text:style-name="T14">:</text:span></text:p>
          </draw:text-box>
        </draw:frame>
        <draw:frame draw:style-name="gr2" draw:text-style-name="P3" draw:layer="layout" svg:width="17.035cm" svg:height="2.335cm" svg:x="5.482cm" svg:y="12.332cm">
          <text:p/>
          <draw:object xlink:href="../Winkelverteilung%20der%20p-Zustände.odf" xlink:type="simple" xlink:show="embed" xlink:actuate="onLoad"/>
          <draw:image xlink:href="./ObjectReplacements/Object 35" xlink:type="simple" xlink:show="embed" xlink:actuate="onLoad"/>
        </draw:frame>
        <presentation:notes draw:style-name="dp2">
          <draw:page-thumbnail draw:style-name="gr1" draw:layer="layout" svg:width="14.848cm" svg:height="11.136cm" svg:x="3.075cm" svg:y="2.257cm" draw:page-number="43" presentation:class="page"/>
          <draw:frame presentation:style-name="pr3" draw:layer="layout" svg:width="16.799cm" svg:height="13.365cm" svg:x="2.1cm" svg:y="14.107cm" presentation:class="notes" presentation:placeholder="true">
            <draw:text-box/>
          </draw:frame>
        </presentation:notes>
      </draw:page>
      <draw:page draw:name="page44" draw:style-name="dp1" draw:master-page-name="Default" presentation:presentation-page-layout-name="AL1T0">
        <draw:frame presentation:style-name="pr4" draw:layer="layout" svg:width="25.199cm" svg:height="3.506cm" svg:x="1.4cm" svg:y="0.837cm" presentation:class="title">
          <draw:text-box>
            <text:p>Was erhält man im Falle des Coulomb-Potentials für <text:span text:style-name="T22">E</text:span> &gt; 0?</text:p>
          </draw:text-box>
        </draw:frame>
        <draw:frame presentation:style-name="pr5" draw:layer="layout" svg:width="25.199cm" svg:height="12.18cm" svg:x="1.4cm" svg:y="4.914cm" presentation:class="subtitle">
          <draw:text-box>
            <text:p>Ein kontinuierliches Energiespektrum: es gibt für <text:span text:style-name="T22">E</text:span> &gt; 0 keine Energieauswahlkriterien</text:p>
          </draw:text-box>
        </draw:frame>
        <presentation:notes draw:style-name="dp2">
          <draw:page-thumbnail draw:style-name="gr1" draw:layer="layout" svg:width="14.848cm" svg:height="11.136cm" svg:x="3.075cm" svg:y="2.257cm" draw:page-number="44" presentation:class="page"/>
          <draw:frame presentation:style-name="pr6" draw:layer="layout" svg:width="16.799cm" svg:height="13.364cm" svg:x="2.1cm" svg:y="14.107cm" presentation:class="notes">
            <draw:text-box>
              <text:p><text:span text:style-name="T39">κ</text:span><text:span text:style-name="T14"> ist für </text:span><text:span text:style-name="T50">E</text:span><text:span text:style-name="T14"> &gt; 0 rein imaginär, man erhält keine Abbruchbedingung der Reihe </text:span><text:span text:style-name="T50">P</text:span><text:span text:style-name="T14">(</text:span><text:span text:style-name="T39">ρ</text:span><text:span text:style-name="T14">), da </text:span><text:span text:style-name="T39">η</text:span><text:span text:style-name="T12"> natürlich</text:span><text:span text:style-name="T14"> ebenfalls rein imaginär ist.</text:span></text:p>
            </draw:text-box>
          </draw:frame>
        </presentation:notes>
      </draw:page>
      <draw:page draw:name="page45" draw:style-name="dp1" draw:master-page-name="Default" presentation:presentation-page-layout-name="AL1T0">
        <draw:frame presentation:style-name="pr4" draw:text-style-name="P6" draw:layer="layout" svg:width="25.199cm" svg:height="3.506cm" svg:x="1.4cm" svg:y="0.836cm" presentation:class="title" presentation:user-transformed="true">
          <draw:text-box>
            <text:p><text:span text:style-name="T29">Wie lautet der volle Hamilton-Operator des wasserstoffähnlichen Teilchens (mit Kernmitbewegung)?</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11.764cm" svg:height="3.021cm" svg:x="8.117cm" svg:y="8.989cm">
          <text:p/>
          <draw:object xlink:href="../voller%20Hamilton-Operator%20des%20Wasserstoffähnlichen%20Teilchens%20mit%20Kernmitbewegung.odf" xlink:type="simple" xlink:show="embed" xlink:actuate="onLoad"/>
          <draw:image xlink:href="./ObjectReplacements/Object 36" xlink:type="simple" xlink:show="embed" xlink:actuate="onLoad"/>
        </draw:frame>
        <presentation:notes draw:style-name="dp2">
          <draw:page-thumbnail draw:style-name="gr1" draw:layer="layout" svg:width="14.848cm" svg:height="11.136cm" svg:x="3.075cm" svg:y="2.257cm" draw:page-number="45" presentation:class="page"/>
          <draw:frame presentation:style-name="pr6"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draw:frame presentation:style-name="pr4" draw:layer="layout" svg:width="25.199cm" svg:height="3.506cm" svg:x="1.4cm" svg:y="0.837cm" presentation:class="title">
          <draw:text-box>
            <text:p>Wie lautet das Coulomb-Potential im Fall der Kernmitbewegung?</text:p>
          </draw:text-box>
        </draw:frame>
        <draw:frame presentation:style-name="pr5" draw:layer="layout" svg:width="25.199cm" svg:height="12.18cm" svg:x="1.4cm" svg:y="4.914cm" presentation:class="subtitle" presentation:placeholder="true">
          <draw:text-box/>
        </draw:frame>
        <draw:frame draw:style-name="gr2" draw:text-style-name="P3" draw:layer="layout" svg:width="16.593cm" svg:height="2.78cm" svg:x="5.703cm" svg:y="9.109cm">
          <text:p/>
          <draw:object xlink:href="../Coulomb-Potential%20im%20Fall%20der%20Kernmitbewegung.odf" xlink:type="simple" xlink:show="embed" xlink:actuate="onLoad"/>
          <draw:image xlink:href="./ObjectReplacements/Object 37" xlink:type="simple" xlink:show="embed" xlink:actuate="onLoad"/>
        </draw:frame>
        <presentation:notes draw:style-name="dp2">
          <draw:page-thumbnail draw:style-name="gr1" draw:layer="layout" svg:width="14.848cm" svg:height="11.136cm" svg:x="3.075cm" svg:y="2.257cm" draw:page-number="46" presentation:class="page"/>
          <draw:frame presentation:style-name="pr6"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4" draw:text-style-name="P1" draw:layer="layout" svg:width="25.199cm" svg:height="3.506cm" svg:x="1.4cm" svg:y="0.835cm" presentation:class="title" presentation:user-transformed="true">
          <draw:text-box>
            <text:p><text:span text:style-name="T1">Warum ist das Wasserstoffproblem eigentlich ein Zwei-Teilchen-Problem? Wie lässt es sich auf ein effektives Ein-Teilchen-Problem reduzieren?</text:span></text:p>
          </draw:text-box>
        </draw:frame>
        <draw:frame presentation:style-name="pr5" draw:layer="layout" svg:width="25.199cm" svg:height="12.18cm" svg:x="1.4cm" svg:y="4.914cm" presentation:class="subtitle">
          <draw:text-box>
            <text:p>Obwohl die Elektronenmasse sehr viel kleiner (ca. 1836x kleiner) als die Kernmasse ist, findet dennoch eine Kernmitbewegung statt.</text:p>
            <text:p/>
            <text:p>Man führt zur Lösung Relativ- und Schwerpunktkoordinaten ein, welche vollständig entkoppeln.</text:p>
          </draw:text-box>
        </draw:frame>
        <presentation:notes draw:style-name="dp2">
          <draw:page-thumbnail draw:style-name="gr1" draw:layer="layout" svg:width="14.848cm" svg:height="11.136cm" svg:x="3.075cm" svg:y="2.257cm" draw:page-number="47" presentation:class="page"/>
          <draw:frame presentation:style-name="pr6"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0">
        <draw:frame presentation:style-name="pr4" draw:layer="layout" svg:width="25.199cm" svg:height="3.506cm" svg:x="1.4cm" svg:y="0.837cm" presentation:class="title">
          <draw:text-box>
            <text:p>Wie erhält man die reduzierte Masse?</text:p>
          </draw:text-box>
        </draw:frame>
        <draw:frame presentation:style-name="pr5" draw:text-style-name="P11" draw:layer="layout" svg:width="25.199cm" svg:height="12.18cm" svg:x="1.4cm" svg:y="4.914cm" presentation:class="subtitle" presentation:placeholder="true">
          <draw:text-box/>
        </draw:frame>
        <draw:frame draw:style-name="gr2" draw:text-style-name="P3" draw:layer="layout" svg:width="5.811cm" svg:height="2.817cm" svg:x="11.094cm" svg:y="9.091cm">
          <text:p/>
          <draw:object xlink:href="../reduzierte%20Masse.odf" xlink:type="simple" xlink:show="embed" xlink:actuate="onLoad"/>
          <draw:image xlink:href="./ObjectReplacements/Object 38" xlink:type="simple" xlink:show="embed" xlink:actuate="onLoad"/>
        </draw:frame>
        <presentation:notes draw:style-name="dp2">
          <draw:page-thumbnail draw:style-name="gr1" draw:layer="layout" svg:width="14.848cm" svg:height="11.136cm" svg:x="3.075cm" svg:y="2.257cm" draw:page-number="48" presentation:class="page"/>
          <draw:frame presentation:style-name="pr6" draw:text-style-name="P12"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8" draw:text-style-name="P1" draw:layer="layout" svg:width="25.199cm" svg:height="3.506cm" svg:x="1.4cm" svg:y="0.833cm" presentation:class="title" presentation:user-transformed="true">
          <draw:text-box>
            <text:p><text:span text:style-name="T1">Wie unterscheiden sich die Lösungen des Wasserstoffproblems, wenn man zum einen den Kern als ruhend ansieht und zum anderen seine Bewegung mitberücksichtigt?</text:span></text:p>
          </draw:text-box>
        </draw:frame>
        <draw:frame presentation:style-name="pr2" draw:layer="layout" svg:width="25.199cm" svg:height="12.18cm" svg:x="1.4cm" svg:y="4.914cm" presentation:class="subtitle" presentation:user-transformed="true">
          <draw:text-box>
            <text:p>Das verbleibende effektive Ein-Teilchen-Problem entspricht dem mit raumfesten Kern – es muß einzig die Elektronenmasse durch die reduzierte Masse <text:span text:style-name="T39">μ</text:span> ersetzt werden, der Ortsvektor ist durch die Relativkoordinate <text:span text:style-name="T23">r</text:span> = <text:span text:style-name="T23">r</text:span><text:span text:style-name="T37">K</text:span> - <text:span text:style-name="T23">r</text:span><text:span text:style-name="T37">e</text:span> gegeben.</text:p>
            <text:p/>
            <text:p>Dies erkennt man auch daran, dass das Coulomb-Potential nur von der Relativkoordinate abhängt.</text:p>
          </draw:text-box>
        </draw:frame>
        <presentation:notes draw:style-name="dp2">
          <draw:page-thumbnail draw:style-name="gr1"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draw:frame presentation:style-name="pr4" draw:layer="layout" svg:width="25.199cm" svg:height="3.506cm" svg:x="1.4cm" svg:y="0.837cm" presentation:class="title">
          <draw:text-box>
            <text:p>Wie sieht der zur Relativkoordinate <text:span text:style-name="T23">r</text:span> gehörige kanonisch konjugierte Impuls aus?</text:p>
          </draw:text-box>
        </draw:frame>
        <draw:frame presentation:style-name="pr5" draw:layer="layout" svg:width="25.199cm" svg:height="12.18cm" svg:x="1.4cm" svg:y="4.914cm" presentation:class="subtitle">
          <draw:text-box>
            <text:p><text:span text:style-name="T23">p</text:span> = <text:span text:style-name="T39">μ</text:span><text:span text:style-name="T14"> (d</text:span><text:span text:style-name="T15">r</text:span><text:span text:style-name="T14"> / d</text:span><text:span text:style-name="T50">t</text:span><text:span text:style-name="T14">)</text:span></text:p>
          </draw:text-box>
        </draw:frame>
        <presentation:notes draw:style-name="dp2">
          <draw:page-thumbnail draw:style-name="gr1" draw:layer="layout" svg:width="14.848cm" svg:height="11.136cm" svg:x="3.075cm" svg:y="2.257cm" draw:page-number="50" presentation:class="page"/>
          <draw:frame presentation:style-name="pr6"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8" draw:text-style-name="P1" draw:layer="layout" svg:width="25.199cm" svg:height="3.506cm" svg:x="1.4cm" svg:y="0.833cm" presentation:class="title" presentation:user-transformed="true">
          <draw:text-box>
            <text:p><text:span text:style-name="T1">Wie bewegt sich der Schwerpunkt des Wasserstoffatoms, wenn als einzige Kraft die Coulomb-Anziehung zwischen Proton und Elektron wirkt?</text:span></text:p>
          </draw:text-box>
        </draw:frame>
        <draw:frame presentation:style-name="pr2" draw:layer="layout" svg:width="25.199cm" svg:height="12.18cm" svg:x="1.4cm" svg:y="4.914cm" presentation:class="subtitle">
          <draw:text-box>
            <text:p>Die Schwerpunktbewegung enstpricht der eines freien Teilchens.</text:p>
          </draw:text-box>
        </draw:frame>
        <presentation:notes draw:style-name="dp2">
          <draw:page-thumbnail draw:style-name="gr1" draw:layer="layout" svg:width="14.848cm" svg:height="11.136cm" svg:x="3.075cm" svg:y="2.257cm" draw:page-number="51" presentation:class="page"/>
          <draw:frame presentation:style-name="pr3" draw:layer="layout" svg:width="16.799cm" svg:height="13.365cm" svg:x="2.1cm" svg:y="14.107cm" presentation:class="notes" presentation:placeholder="true">
            <draw:text-box/>
          </draw:frame>
        </presentation:notes>
      </draw:page>
      <draw:page draw:name="page52" draw:style-name="dp1" draw:master-page-name="Default" presentation:presentation-page-layout-name="AL1T0">
        <draw:frame presentation:style-name="pr4" draw:text-style-name="P6" draw:layer="layout" svg:width="25.199cm" svg:height="3.506cm" svg:x="1.4cm" svg:y="0.835cm" presentation:class="title" presentation:user-transformed="true">
          <draw:text-box>
            <text:p><text:span text:style-name="T29">Für welchen Typ von Kräften kann der sphärisch symmetrische Potentialtopf als einfaches Modell dienen?</text:span></text:p>
          </draw:text-box>
        </draw:frame>
        <draw:frame presentation:style-name="pr5" draw:layer="layout" svg:width="25.199cm" svg:height="12.18cm" svg:x="1.4cm" svg:y="4.914cm" presentation:class="subtitle">
          <draw:text-box>
            <text:p>Für kurzreichweitige, anziehende Kräfte,</text:p>
            <text:p/>
            <text:p>beispielsweise Kernkräfte</text:p>
          </draw:text-box>
        </draw:frame>
        <presentation:notes draw:style-name="dp2">
          <draw:page-thumbnail draw:style-name="gr1" draw:layer="layout" svg:width="14.848cm" svg:height="11.136cm" svg:x="3.075cm" svg:y="2.257cm" draw:page-number="52" presentation:class="page"/>
          <draw:frame presentation:style-name="pr6"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4" draw:layer="layout" svg:width="25.199cm" svg:height="3.506cm" svg:x="1.4cm" svg:y="0.837cm" presentation:class="title">
          <draw:text-box>
            <text:p>Wie lautet die allgemeine Radialgleichung und wofür ist sie gültig?</text:p>
          </draw:text-box>
        </draw:frame>
        <draw:frame presentation:style-name="pr5" draw:layer="layout" svg:width="25.199cm" svg:height="12.18cm" svg:x="1.4cm" svg:y="4.914cm" presentation:class="subtitle">
          <draw:text-box>
            <text:p/>
            <text:p/>
            <text:p>für jedes Zentralpotential</text:p>
          </draw:text-box>
        </draw:frame>
        <draw:frame draw:style-name="gr2" draw:text-style-name="P3" draw:layer="layout" svg:width="22.808cm" svg:height="2.973cm" svg:x="2.595cm" svg:y="8.013cm">
          <text:p/>
          <draw:object xlink:href="../allgemeine%20Radialgleichung.odf" xlink:type="simple" xlink:show="embed" xlink:actuate="onLoad"/>
          <draw:image xlink:href="./ObjectReplacements/Object 39" xlink:type="simple" xlink:show="embed" xlink:actuate="onLoad"/>
        </draw:frame>
        <presentation:notes draw:style-name="dp2">
          <draw:page-thumbnail draw:style-name="gr1" draw:layer="layout" svg:width="14.848cm" svg:height="11.136cm" svg:x="3.075cm" svg:y="2.257cm" draw:page-number="53" presentation:class="page"/>
          <draw:frame presentation:style-name="pr6"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0">
        <draw:frame presentation:style-name="pr8" draw:layer="layout" svg:width="25.199cm" svg:height="3.506cm" svg:x="1.4cm" svg:y="0.837cm" presentation:class="title">
          <draw:text-box>
            <text:p>Welche Struktur hat die Bessel’sche Differentialgleichung?</text:p>
          </draw:text-box>
        </draw:frame>
        <draw:frame presentation:style-name="pr2" draw:layer="layout" svg:width="25.199cm" svg:height="12.18cm" svg:x="1.4cm" svg:y="4.914cm" presentation:class="subtitle">
          <draw:text-box>
            <text:p>Die der allgemeinen Radialgleichung</text:p>
          </draw:text-box>
        </draw:frame>
        <presentation:notes draw:style-name="dp2">
          <draw:page-thumbnail draw:style-name="gr1" draw:layer="layout" svg:width="14.848cm" svg:height="11.136cm" svg:x="3.075cm" svg:y="2.257cm" draw:page-number="54" presentation:class="page"/>
          <draw:frame presentation:style-name="pr3" draw:layer="layout" svg:width="16.799cm" svg:height="13.365cm" svg:x="2.1cm" svg:y="14.107cm" presentation:class="notes" presentation:placeholder="true">
            <draw:text-box/>
          </draw:frame>
        </presentation:notes>
      </draw:page>
      <draw:page draw:name="page55" draw:style-name="dp1" draw:master-page-name="Default" presentation:presentation-page-layout-name="AL1T0">
        <draw:frame presentation:style-name="pr4" draw:layer="layout" svg:width="25.199cm" svg:height="3.506cm" svg:x="1.4cm" svg:y="0.837cm" presentation:class="title">
          <draw:text-box>
            <text:p>Welche speziellen Funktionensätze lösen die Bessel’sche Differentialgleichung?</text:p>
          </draw:text-box>
        </draw:frame>
        <draw:frame presentation:style-name="pr5" draw:layer="layout" svg:width="25.199cm" svg:height="12.18cm" svg:x="1.4cm" svg:y="4.914cm" presentation:class="subtitle">
          <draw:text-box>
            <text:p>Die sphärische Bessel-Funktion und die sphärische Neumann-Funktion</text:p>
          </draw:text-box>
        </draw:frame>
        <draw:frame draw:style-name="gr2" draw:text-style-name="P3" draw:layer="layout" svg:width="23.63cm" svg:height="5.689cm" svg:x="2.184cm" svg:y="11.655cm">
          <text:p/>
          <draw:object xlink:href="../sphärische%20Bessel-%20und%20Neumannfunktionen.odf" xlink:type="simple" xlink:show="embed" xlink:actuate="onLoad"/>
          <draw:image xlink:href="./ObjectReplacements/Object 40" xlink:type="simple" xlink:show="embed" xlink:actuate="onLoad"/>
        </draw:frame>
        <presentation:notes draw:style-name="dp2">
          <draw:page-thumbnail draw:style-name="gr1" draw:layer="layout" svg:width="14.848cm" svg:height="11.136cm" svg:x="3.075cm" svg:y="2.257cm" draw:page-number="55" presentation:class="page"/>
          <draw:frame presentation:style-name="pr6"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1" draw:text-style-name="P1" draw:layer="layout" svg:width="25.199cm" svg:height="3.555cm" svg:x="1.4cm" svg:y="0.81cm" presentation:class="title" presentation:user-transformed="true">
          <draw:text-box>
            <text:p><text:span text:style-name="T1">Wie verhalten sich die sphärischen Bessel- bzw. Neumann-Funktionen (</text:span><text:span text:style-name="T2">j</text:span><text:span text:style-name="T5">l</text:span><text:span text:style-name="T1">(</text:span><text:span text:style-name="T2">z</text:span><text:span text:style-name="T1">), </text:span><text:span text:style-name="T2">n</text:span><text:span text:style-name="T5">l</text:span><text:span text:style-name="T1">(</text:span><text:span text:style-name="T2">z</text:span><text:span text:style-name="T1">)) in der Nähe des Koordinatenursprungs </text:span><text:span text:style-name="T2">z</text:span><text:span text:style-name="T64"> </text:span><text:span text:style-name="T1">= 0? Welchen asymptotischen Verlauf zeigen sie für </text:span><text:span text:style-name="T2">z</text:span><text:span text:style-name="T64"> </text:span><text:span text:style-name="T1">→ ∞?</text:span></text:p>
          </draw:text-box>
        </draw:frame>
        <draw:frame presentation:style-name="pr2" draw:layer="layout" svg:width="25.199cm" svg:height="12.18cm" svg:x="1.4cm" svg:y="4.914cm" presentation:class="subtitle">
          <draw:text-box>
            <text:p>In der Nähe des Koordinatenursprungs verhalten sich die Funktionen asymptotisch:</text:p>
            <text:p/>
            <text:p/>
            <text:p/>
            <text:p/>
            <text:p/>
            <text:p/>
            <text:p>Der asymptotische Verlauf für <text:span text:style-name="T65">z</text:span><text:span text:style-name="T66"> </text:span><text:span text:style-name="T67">→ ∞</text:span> sieht wie folgt aus:</text:p>
            <text:p/>
            <text:p/>
          </draw:text-box>
        </draw:frame>
        <draw:frame draw:style-name="gr2" draw:text-style-name="P3" draw:layer="layout" svg:width="13.946cm" svg:height="5.501cm" svg:x="7.026cm" svg:y="7.649cm">
          <text:p/>
          <draw:object xlink:href="../Verhalten%20der%20sphärischen%20Bessel-%20und%20Neumannfunktionen%20für%20z%20gegen%20Null.odf" xlink:type="simple" xlink:show="embed" xlink:actuate="onLoad"/>
          <draw:image xlink:href="./ObjectReplacements/Object 41" xlink:type="simple" xlink:show="embed" xlink:actuate="onLoad"/>
        </draw:frame>
        <draw:frame draw:style-name="gr2" draw:text-style-name="P3" draw:layer="layout" svg:width="11.257cm" svg:height="5.265cm" svg:x="8.371cm" svg:y="15.067cm">
          <text:p/>
          <draw:object xlink:href="../Verhalten%20der%20sphärischen%20Bessel-%20und%20Neumannfunktionen%20für%20z%20gegen%20Unendlich.odf" xlink:type="simple" xlink:show="embed" xlink:actuate="onLoad"/>
          <draw:image xlink:href="./ObjectReplacements/Object 42" xlink:type="simple" xlink:show="embed" xlink:actuate="onLoad"/>
        </draw:frame>
        <presentation:notes draw:style-name="dp2">
          <draw:page-thumbnail draw:style-name="gr1" draw:layer="layout" svg:width="14.848cm" svg:height="11.136cm" svg:x="3.075cm" svg:y="2.257cm" draw:page-number="56" presentation:class="page"/>
          <draw:frame presentation:style-name="pr3" draw:layer="layout" svg:width="16.799cm" svg:height="13.365cm" svg:x="2.1cm" svg:y="14.107cm" presentation:class="notes" presentation:placeholder="true">
            <draw:text-box/>
          </draw:frame>
        </presentation:notes>
      </draw:page>
      <draw:page draw:name="page57" draw:style-name="dp1" draw:master-page-name="Default" presentation:presentation-page-layout-name="AL1T0">
        <draw:frame presentation:style-name="pr4" draw:text-style-name="P1" draw:layer="layout" svg:width="25.199cm" svg:height="3.506cm" svg:x="1.4cm" svg:y="0.834cm" presentation:class="title" presentation:user-transformed="true">
          <draw:text-box>
            <text:p><text:span text:style-name="T1">Welcher Zusammenhang besteht zwischen den Hankel-Funktionen erster und zweiter Art und den sphärischen Bessel- und Neumann-Funktionen?</text:span></text:p>
          </draw:text-box>
        </draw:frame>
        <draw:frame presentation:style-name="pr5" draw:layer="layout" svg:width="25.199cm" svg:height="12.18cm" svg:x="1.4cm" svg:y="4.914cm" presentation:class="subtitle">
          <draw:text-box>
            <text:p>Die Hankel-Funktionen setzen sich wie folgt aus den sphärischen Bessel- und Neumannfunktionen (<text:span text:style-name="T22">j</text:span><text:span text:style-name="T28">l</text:span>(<text:span text:style-name="T22">z</text:span>) und <text:span text:style-name="T22">n</text:span><text:span text:style-name="T28">l</text:span>(<text:span text:style-name="T22">z</text:span>)) zusammen:</text:p>
          </draw:text-box>
        </draw:frame>
        <draw:frame draw:style-name="gr2" draw:text-style-name="P3" draw:layer="layout" svg:width="18.711cm" svg:height="2.633cm" svg:x="4.644cm" svg:y="13.183cm">
          <text:p/>
          <draw:object xlink:href="../Hankel-Funktionen%20erster%20und%20zweiter%20Art.odf" xlink:type="simple" xlink:show="embed" xlink:actuate="onLoad"/>
          <draw:image xlink:href="./ObjectReplacements/Object 43" xlink:type="simple" xlink:show="embed" xlink:actuate="onLoad"/>
        </draw:frame>
        <presentation:notes draw:style-name="dp2">
          <draw:page-thumbnail draw:style-name="gr1" draw:layer="layout" svg:width="14.848cm" svg:height="11.136cm" svg:x="3.075cm" svg:y="2.257cm" draw:page-number="57" presentation:class="page"/>
          <draw:frame presentation:style-name="pr6"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8" draw:layer="layout" svg:width="25.199cm" svg:height="3.506cm" svg:x="1.4cm" svg:y="0.837cm" presentation:class="title">
          <draw:text-box>
            <text:p>Wie verhalten sich die Hankel-Funktionen für große <text:span text:style-name="T22">z</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11.662cm" svg:height="2.335cm" svg:x="8.168cm" svg:y="9.332cm">
          <text:p/>
          <draw:object xlink:href="../Verhalten%20der%20Hankelfunktionen%20für%20große%20z.odf" xlink:type="simple" xlink:show="embed" xlink:actuate="onLoad"/>
          <draw:image xlink:href="./ObjectReplacements/Object 44" xlink:type="simple" xlink:show="embed" xlink:actuate="onLoad"/>
        </draw:frame>
        <presentation:notes draw:style-name="dp2">
          <draw:page-thumbnail draw:style-name="gr1" draw:layer="layout" svg:width="14.848cm" svg:height="11.136cm" svg:x="3.075cm" svg:y="2.257cm" draw:page-number="58" presentation:class="page"/>
          <draw:frame presentation:style-name="pr3" draw:layer="layout" svg:width="16.799cm" svg:height="13.365cm" svg:x="2.1cm" svg:y="14.107cm" presentation:class="notes" presentation:placeholder="true">
            <draw:text-box/>
          </draw:frame>
        </presentation:notes>
      </draw:page>
      <draw:page draw:name="page59" draw:style-name="dp1" draw:master-page-name="Default" presentation:presentation-page-layout-name="AL1T0">
        <draw:frame presentation:style-name="pr4" draw:text-style-name="P1" draw:layer="layout" svg:width="25.199cm" svg:height="3.506cm" svg:x="1.4cm" svg:y="0.833cm" presentation:class="title" presentation:user-transformed="true">
          <draw:text-box>
            <text:p><text:span text:style-name="T1">Warum muss sich die Radialfunktion eines gebundenen Zustands innerhalb des kugelsymmetrischen Potentialtopfs wie eine sphärische Bessel-Funktion verhalten?</text:span></text:p>
          </draw:text-box>
        </draw:frame>
        <draw:frame presentation:style-name="pr5" draw:layer="layout" svg:width="25.199cm" svg:height="12.18cm" svg:x="1.4cm" svg:y="4.914cm" presentation:class="subtitle">
          <draw:text-box>
            <text:p>Da nur diese im Koordinatenursprung regulär sind</text:p>
          </draw:text-box>
        </draw:frame>
        <presentation:notes draw:style-name="dp2">
          <draw:page-thumbnail draw:style-name="gr1" draw:layer="layout" svg:width="14.848cm" svg:height="11.136cm" svg:x="3.075cm" svg:y="2.257cm" draw:page-number="59" presentation:class="page"/>
          <draw:frame presentation:style-name="pr6"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0">
        <draw:frame presentation:style-name="pr4" draw:layer="layout" svg:width="25.199cm" svg:height="3.506cm" svg:x="1.4cm" svg:y="0.837cm" presentation:class="title">
          <draw:text-box>
            <text:p>Welche Lösungsfunktion muß für <text:span text:style-name="T22">r</text:span> &gt; <text:span text:style-name="T22">a</text:span> gewählt werden und warum?</text:p>
          </draw:text-box>
        </draw:frame>
        <draw:frame presentation:style-name="pr5" draw:layer="layout" svg:width="25.199cm" svg:height="12.18cm" svg:x="1.4cm" svg:y="4.914cm" presentation:class="subtitle" presentation:user-transformed="true">
          <draw:text-box>
            <text:p>Dieses Gebiet ist klassisch verboten, die Wellenfunktion sollte also exponentiell abklingen. Dieses Verhalten zeigt die Hankel-Funktion erster Art.</text:p>
          </draw:text-box>
        </draw:frame>
        <presentation:notes draw:style-name="dp2">
          <draw:page-thumbnail draw:style-name="gr1" draw:layer="layout" svg:width="14.848cm" svg:height="11.136cm" svg:x="3.075cm" svg:y="2.257cm" draw:page-number="60" presentation:class="page"/>
          <draw:frame presentation:style-name="pr6"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draw:frame presentation:style-name="pr8" draw:text-style-name="P9" draw:layer="layout" svg:width="25.199cm" svg:height="3.506cm" svg:x="1.4cm" svg:y="0.835cm" presentation:class="title" presentation:user-transformed="true">
          <draw:text-box>
            <text:p><text:span text:style-name="T54">Warum stimmt die Energiebedingung für gebundene </text:span><text:span text:style-name="T55">s</text:span><text:span text:style-name="T54">-Zustände (</text:span><text:span text:style-name="T55">l</text:span><text:span text:style-name="T54"> = 0) im kugelsymmetrischen Potentialtopf mit der für die antisymmetrischen Eigenfunktionen des eindimensionalen Potentialtopfes überein?</text:span></text:p>
          </draw:text-box>
        </draw:frame>
        <draw:frame presentation:style-name="pr2" draw:layer="layout" svg:width="25.199cm" svg:height="12.18cm" svg:x="1.4cm" svg:y="4.914cm" presentation:class="subtitle">
          <draw:text-box>
            <text:p>Stückelt man die Radialfunktion und ihre Ableitung bei <text:span text:style-name="T22">r</text:span> = <text:span text:style-name="T22">a</text:span><text:span text:style-name="T51"> stetig aneinander, d.h. die Bessel-Funktion </text:span><text:span text:style-name="T22">j</text:span><text:span text:style-name="T68">0</text:span><text:span text:style-name="T51">(</text:span><text:span text:style-name="T22">z</text:span><text:span text:style-name="T51">) und die Hankel-Funktion erster Art </text:span><text:span text:style-name="T22">h</text:span><text:span text:style-name="T68">0</text:span><text:span text:style-name="T69">(+)</text:span><text:span text:style-name="T51"> sowie ihre ersten Ableitungen, so erhält man die Energiebedingung</text:span></text:p>
            <text:p><text:span text:style-name="T22">k</text:span><text:span text:style-name="T68">0</text:span><text:span text:style-name="T51"> cot </text:span><text:span text:style-name="T22">k</text:span><text:span text:style-name="T68">0</text:span><text:span text:style-name="T51"> </text:span><text:span text:style-name="T22">a</text:span><text:span text:style-name="T51"> = - </text:span><text:span text:style-name="T39">κ</text:span><text:span text:style-name="T70">.</text:span></text:p>
            <text:p><text:span text:style-name="T70"/></text:p>
            <text:p><text:span text:style-name="T70">Der Grund ist, dass die Lösung der Radialgleichung für Zentralpotentiale der einer eindimensionalen Schrödinger-Gleichung gleichwertig ist.</text:span></text:p>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5cm" svg:x="2.1cm" svg:y="14.107cm" presentation:class="notes" presentation:placeholder="true">
            <draw:text-box/>
          </draw:frame>
        </presentation:notes>
      </draw:page>
      <draw:page draw:name="page62" draw:style-name="dp1" draw:master-page-name="Default" presentation:presentation-page-layout-name="AL1T0">
        <draw:frame presentation:style-name="pr4" draw:text-style-name="P6" draw:layer="layout" svg:width="25.199cm" svg:height="3.506cm" svg:x="1.4cm" svg:y="0.838cm" presentation:class="title" presentation:user-transformed="true">
          <draw:text-box>
            <text:p><text:span text:style-name="T29">Sind für beliebige Tiefen </text:span><text:span text:style-name="T31">V</text:span><text:span text:style-name="T71">0</text:span><text:span text:style-name="T29"> des kugelsymmetrischen Potentialtopfs gebundene Zustände möglich?</text:span></text:p>
          </draw:text-box>
        </draw:frame>
        <draw:frame presentation:style-name="pr5" draw:layer="layout" svg:width="25.199cm" svg:height="12.18cm" svg:x="1.4cm" svg:y="4.914cm" presentation:class="subtitle">
          <draw:text-box>
            <text:p>Nein, es muß ein gewisser Minimalwert überschritten werden (ähnlich wie im eindimensionalen Fall)</text:p>
          </draw:text-box>
        </draw:frame>
        <presentation:notes draw:style-name="dp2">
          <draw:page-thumbnail draw:style-name="gr1" draw:layer="layout" svg:width="14.848cm" svg:height="11.136cm" svg:x="3.075cm" svg:y="2.257cm" draw:page-number="62" presentation:class="page"/>
          <draw:frame presentation:style-name="pr6"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draw:frame presentation:style-name="pr8" draw:text-style-name="P1" draw:layer="layout" svg:width="25.199cm" svg:height="3.506cm" svg:x="1.4cm" svg:y="0.835cm" presentation:class="title" presentation:user-transformed="true">
          <draw:text-box>
            <text:p><text:span text:style-name="T1">Wie wirkt sich die Anwesenheit des Potentialtopfes asymptotisch auf die Radialfunktion der Kontinuumzustände aus?</text:span></text:p>
          </draw:text-box>
        </draw:frame>
        <draw:frame presentation:style-name="pr2" draw:layer="layout" svg:width="25.199cm" svg:height="12.18cm" svg:x="1.4cm" svg:y="4.914cm" presentation:class="subtitle">
          <draw:text-box>
            <text:p>Durch eine Phasenverschiebung <text:span text:style-name="T39">δ</text:span><text:span text:style-name="T72">0</text:span><text:span text:style-name="T14">(</text:span><text:span text:style-name="T50">E</text:span><text:span text:style-name="T14">,</text:span><text:span text:style-name="T50">V</text:span><text:span text:style-name="T40">0</text:span><text:span text:style-name="T14">) gegenüber der freien Lösung</text:span></text:p>
          </draw:text-box>
        </draw:frame>
        <presentation:notes draw:style-name="dp2">
          <draw:page-thumbnail draw:style-name="gr1" draw:layer="layout" svg:width="14.848cm" svg:height="11.136cm" svg:x="3.075cm" svg:y="2.257cm" draw:page-number="63" presentation:class="page"/>
          <draw:frame presentation:style-name="pr3" draw:layer="layout" svg:width="16.799cm" svg:height="13.365cm" svg:x="2.1cm" svg:y="14.107cm" presentation:class="notes" presentation:placeholder="true">
            <draw:text-box/>
          </draw:frame>
        </presentation:notes>
      </draw:page>
      <draw:page draw:name="page64" draw:style-name="dp1" draw:master-page-name="Default" presentation:presentation-page-layout-name="AL1T0">
        <draw:frame presentation:style-name="pr4" draw:layer="layout" svg:width="25.199cm" svg:height="3.506cm" svg:x="1.4cm" svg:y="0.837cm" presentation:class="title">
          <draw:text-box>
            <text:p>Wie lautet das Eigenwertproblem des freien Teilchens?</text:p>
          </draw:text-box>
        </draw:frame>
        <draw:frame presentation:style-name="pr5" draw:layer="layout" svg:width="25.199cm" svg:height="12.18cm" svg:x="1.4cm" svg:y="4.914cm" presentation:class="subtitle" presentation:placeholder="true">
          <draw:text-box/>
        </draw:frame>
        <draw:frame draw:style-name="gr2" draw:text-style-name="P3" draw:layer="layout" svg:width="15.768cm" svg:height="2.539cm" svg:x="6.115cm" svg:y="9.23cm">
          <text:p/>
          <draw:object xlink:href="../Eigenwertproblem%20des%20freien%20Teilchens.odf" xlink:type="simple" xlink:show="embed" xlink:actuate="onLoad"/>
          <draw:image xlink:href="./ObjectReplacements/Object 45" xlink:type="simple" xlink:show="embed" xlink:actuate="onLoad"/>
        </draw:frame>
        <presentation:notes draw:style-name="dp2">
          <draw:page-thumbnail draw:style-name="gr1" draw:layer="layout" svg:width="14.848cm" svg:height="11.136cm" svg:x="3.075cm" svg:y="2.257cm" draw:page-number="64" presentation:class="page"/>
          <draw:frame presentation:style-name="pr6"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draw:frame presentation:style-name="pr4" draw:text-style-name="P1" draw:layer="layout" svg:width="25.199cm" svg:height="3.506cm" svg:x="1.4cm" svg:y="0.833cm" presentation:class="title" presentation:user-transformed="true">
          <draw:text-box>
            <text:p><text:span text:style-name="T1">In welcher Weise lassen sich die allgemeinen Resultate für Zentralpotentialprobleme auf das nicht-wechselwirkende (freie) Teilchen übertragen?</text:span></text:p>
          </draw:text-box>
        </draw:frame>
        <draw:frame presentation:style-name="pr5" draw:layer="layout" svg:width="25.199cm" svg:height="12.18cm" svg:x="1.4cm" svg:y="4.914cm" presentation:class="subtitle">
          <draw:text-box>
            <text:p>Man betrachtet es als Grenzfall einer Bewegung in einem Zentralpotential der Stärke Null</text:p>
          </draw:text-box>
        </draw:frame>
        <presentation:notes draw:style-name="dp2">
          <draw:page-thumbnail draw:style-name="gr1" draw:layer="layout" svg:width="14.848cm" svg:height="11.136cm" svg:x="3.075cm" svg:y="2.257cm" draw:page-number="65" presentation:class="page"/>
          <draw:frame presentation:style-name="pr6"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draw:frame presentation:style-name="pr8" draw:layer="layout" svg:width="25.199cm" svg:height="3.506cm" svg:x="1.4cm" svg:y="0.837cm" presentation:class="title">
          <draw:text-box>
            <text:p>Existiert die Zentrifugalbarriere auch für das freie Teilchen?</text:p>
          </draw:text-box>
        </draw:frame>
        <draw:frame presentation:style-name="pr2" draw:layer="layout" svg:width="25.199cm" svg:height="12.18cm" svg:x="1.4cm" svg:y="4.914cm" presentation:class="subtitle">
          <draw:text-box>
            <text:p>Ja, obwohl das Potential <text:span text:style-name="T22">V</text:span>(<text:span text:style-name="T22">r</text:span>) Null ist</text:p>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5cm" svg:x="2.1cm" svg:y="14.107cm" presentation:class="notes" presentation:placeholder="true">
            <draw:text-box/>
          </draw:frame>
        </presentation:notes>
      </draw:page>
      <draw:page draw:name="page67" draw:style-name="dp1" draw:master-page-name="Default" presentation:presentation-page-layout-name="AL1T0">
        <draw:frame presentation:style-name="pr4" draw:text-style-name="P2" draw:layer="layout" svg:width="25.199cm" svg:height="3.506cm" svg:x="1.4cm" svg:y="0.837cm" presentation:class="title" presentation:user-transformed="true">
          <draw:text-box>
            <text:p><text:span text:style-name="T6">Welche Struktur haben die gemeinsamen Eigenfunktionen der Operatoren </text:span><text:span text:style-name="T73">H</text:span><text:span text:style-name="T74">0</text:span><text:span text:style-name="T6">, </text:span><text:span text:style-name="T75">L</text:span><text:span text:style-name="T76">2</text:span><text:span text:style-name="T6"> und </text:span><text:span text:style-name="T77">L</text:span><text:span text:style-name="T78">z</text:span><text:span text:style-name="T79"> für das freie Teilchen</text:span><text:span text:style-name="T6">?</text:span></text:p>
          </draw:text-box>
        </draw:frame>
        <draw:frame presentation:style-name="pr5" draw:layer="layout" svg:width="25.199cm" svg:height="12.18cm" svg:x="1.4cm" svg:y="4.914cm" presentation:class="subtitle">
          <draw:text-box>
            <text:p>Eine Kombination aus Besselscher DGL (gelöst mit sphärischer Bessel-Funktion und sphärischer Neumann-Funktion: <text:span text:style-name="T22">R</text:span><text:span text:style-name="T28">l</text:span>(<text:span text:style-name="T22">z</text:span>) = <text:span text:style-name="T22">a</text:span><text:span text:style-name="T28">l</text:span><text:span text:style-name="T22">j</text:span><text:span text:style-name="T28">l</text:span>(<text:span text:style-name="T22">z</text:span>) + <text:span text:style-name="T22">b</text:span><text:span text:style-name="T28">l</text:span><text:span text:style-name="T48">n</text:span><text:span text:style-name="T28">l</text:span>(<text:span text:style-name="T22">z</text:span>), wobei <text:span text:style-name="T22">b</text:span><text:span text:style-name="T28">l</text:span> = 0) für den Radialanteil und Kugelflächenfunktionen <text:span text:style-name="T59">Υ</text:span><text:span text:style-name="T50">lm</text:span><text:span text:style-name="T60">l</text:span><text:span text:style-name="T14">(</text:span><text:span text:style-name="T39">φ</text:span><text:span text:style-name="T12">,</text:span><text:span text:style-name="T39">θ</text:span><text:span text:style-name="T14">) für den Winkelanteil der Wellenfunktion:</text:span></text:p>
            <text:p><text:span text:style-name="T14"/></text:p>
            <text:p><text:span text:style-name="T59">j</text:span><text:span text:style-name="T80">l</text:span><text:span text:style-name="T59">(kr) Υ</text:span><text:span text:style-name="T50">lm</text:span><text:span text:style-name="T60">l</text:span><text:span text:style-name="T14">(</text:span><text:span text:style-name="T39">φ</text:span><text:span text:style-name="T12">,</text:span><text:span text:style-name="T39">θ</text:span><text:span text:style-name="T14">) </text:span><text:span text:style-name="T14"><text:tab/></text:span><text:span text:style-name="T14"><text:tab/></text:span><text:span text:style-name="T14"> (</text:span><text:span text:style-name="T61">r</text:span><text:span text:style-name="T14"> : </text:span><text:span text:style-name="T50">r</text:span><text:span text:style-name="T14">,</text:span><text:span text:style-name="T39">φ</text:span><text:span text:style-name="T12">,</text:span><text:span text:style-name="T39">θ</text:span><text:span text:style-name="T70">)</text:span></text:p>
          </draw:text-box>
        </draw:frame>
        <draw:frame draw:style-name="gr2" draw:text-style-name="P3" draw:layer="layout" svg:width="10.353cm" svg:height="2.539cm" svg:x="8.823cm" svg:y="15.23cm">
          <text:p/>
          <draw:object xlink:href="../Eigenfunktion%20zum%20Eigenwertproblem%20des%20freien%20Teilchens.odf" xlink:type="simple" xlink:show="embed" xlink:actuate="onLoad"/>
          <draw:image xlink:href="./ObjectReplacements/Object 46" xlink:type="simple" xlink:show="embed" xlink:actuate="onLoad"/>
        </draw:frame>
        <presentation:notes draw:style-name="dp2">
          <draw:page-thumbnail draw:style-name="gr1" draw:layer="layout" svg:width="14.848cm" svg:height="11.136cm" svg:x="3.075cm" svg:y="2.257cm" draw:page-number="67"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6" svg:font-family="'Segoe UI'"/>
    <style:font-face style:name="Segoe UI4" svg:font-family="'Segoe UI'" style:font-adornments="Regular"/>
    <style:font-face style:name="Calibri5"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5" svg:font-family="'Segoe UI'" style:font-pitch="variable"/>
    <style:font-face style:name="Segoe UI3"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Calibri2" fo:font-family="Calibri" style:font-style-name="Regular" style:font-family-generic="swiss" style:font-pitch="variable" fo:font-size="24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5M33S</meta:editing-duration>
    <meta:editing-cycles>3</meta:editing-cycles>
    <meta:generator>LibreOffice/4.3.4.1$Windows_x86 LibreOffice_project/bc356b2f991740509f321d70e4512a6a54c5f243</meta:generator>
    <dc:date>2015-10-23T01:45:21.602000000</dc:date>
    <meta:document-statistic meta:object-count="335"/>
  </office:meta>
</office:document-meta>
</file>